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0000060D800000969AA52ED7B.wmf"/>
  <manifest:file-entry manifest:media-type="" manifest:full-path="Pictures/200001B500006BB3000010BF8111F00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a1" style:family="table">
      <style:table-properties style:width="16.745cm" fo:margin-left="1cm" table:align="left" style:writing-mode="lr-tb"/>
    </style:style>
    <style:style style:name="Tabla1.A" style:family="table-column">
      <style:table-column-properties style:column-width="6.223cm"/>
    </style:style>
    <style:style style:name="Tabla1.B" style:family="table-column">
      <style:table-column-properties style:column-width="3.501cm"/>
    </style:style>
    <style:style style:name="Tabla1.D" style:family="table-column">
      <style:table-column-properties style:column-width="3.519cm"/>
    </style:style>
    <style:style style:name="Tabla1.1" style:family="table-row">
      <style:table-row-properties style:keep-together="true" fo:keep-together="auto"/>
    </style:style>
    <style:style style:name="Tabla1.A1" style:family="table-cell">
      <style:table-cell-properties style:vertical-align="top" fo:background-color="#3333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333399"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4.52cm" fo:margin-left="1.067cm" table:align="left" style:writing-mode="lr-tb"/>
    </style:style>
    <style:style style:name="Tabla2.A" style:family="table-column">
      <style:table-column-properties style:column-width="11.001cm"/>
    </style:style>
    <style:style style:name="Tabla2.B" style:family="table-column">
      <style:table-column-properties style:column-width="2.501cm"/>
    </style:style>
    <style:style style:name="Tabla2.C" style:family="table-column">
      <style:table-column-properties style:column-width="1.018cm"/>
    </style:style>
    <style:style style:name="Tabla2.1" style:family="table-row">
      <style:table-row-properties style:min-row-height="0.697cm" style:keep-together="true" fo:keep-together="auto"/>
    </style:style>
    <style:style style:name="Tabla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middle" fo:padding-left="0.123cm" fo:padding-right="0.123cm" fo:padding-top="0cm" fo:padding-bottom="0cm" fo:border="0.018cm solid #000000" style:writing-mode="lr-tb"/>
    </style:style>
    <style:style style:name="Tabla2.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4.52cm" fo:margin-left="1.067cm" table:align="left" style:writing-mode="lr-tb"/>
    </style:style>
    <style:style style:name="Tabla3.A" style:family="table-column">
      <style:table-column-properties style:column-width="11.001cm"/>
    </style:style>
    <style:style style:name="Tabla3.B" style:family="table-column">
      <style:table-column-properties style:column-width="2.501cm"/>
    </style:style>
    <style:style style:name="Tabla3.C" style:family="table-column">
      <style:table-column-properties style:column-width="1.018cm"/>
    </style:style>
    <style:style style:name="Tabla3.1" style:family="table-row">
      <style:table-row-properties style:min-row-height="0.697cm" style:keep-together="true" fo:keep-together="auto"/>
    </style:style>
    <style:style style:name="Tab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middle" fo:padding-left="0.123cm" fo:padding-right="0.123cm" fo:padding-top="0cm" fo:padding-bottom="0cm" fo:border="0.018cm solid #000000" style:writing-mode="lr-tb"/>
    </style:style>
    <style:style style:name="Tabla3.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4" style:family="table">
      <style:table-properties style:width="14.52cm" fo:margin-left="1.067cm" table:align="left" style:writing-mode="lr-tb"/>
    </style:style>
    <style:style style:name="Tabla4.A" style:family="table-column">
      <style:table-column-properties style:column-width="11.001cm"/>
    </style:style>
    <style:style style:name="Tabla4.B" style:family="table-column">
      <style:table-column-properties style:column-width="2.501cm"/>
    </style:style>
    <style:style style:name="Tabla4.C" style:family="table-column">
      <style:table-column-properties style:column-width="1.018cm"/>
    </style:style>
    <style:style style:name="Tabla4.1" style:family="table-row">
      <style:table-row-properties style:min-row-height="0.697cm" style:keep-together="true" fo:keep-together="auto"/>
    </style:style>
    <style:style style:name="Tabla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4.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padding-left="0.123cm" fo:padding-right="0.123cm" fo:padding-top="0cm" fo:padding-bottom="0cm" fo:border="0.018cm solid #000000" style:writing-mode="lr-tb"/>
    </style:style>
    <style:style style:name="Tabla4.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5" style:family="table">
      <style:table-properties style:width="14.52cm" fo:margin-left="1.067cm" table:align="left" style:writing-mode="lr-tb"/>
    </style:style>
    <style:style style:name="Tabla5.A" style:family="table-column">
      <style:table-column-properties style:column-width="11.001cm"/>
    </style:style>
    <style:style style:name="Tabla5.B" style:family="table-column">
      <style:table-column-properties style:column-width="2.501cm"/>
    </style:style>
    <style:style style:name="Tabla5.C" style:family="table-column">
      <style:table-column-properties style:column-width="1.018cm"/>
    </style:style>
    <style:style style:name="Tabla5.1" style:family="table-row">
      <style:table-row-properties style:min-row-height="0.697cm" style:keep-together="true" fo:keep-together="auto"/>
    </style:style>
    <style:style style:name="Tabla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5.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5.C1" style:family="table-cell">
      <style:table-cell-properties style:vertical-align="middle" fo:padding-left="0.123cm" fo:padding-right="0.123cm" fo:padding-top="0cm" fo:padding-bottom="0cm" fo:border="0.018cm solid #000000" style:writing-mode="lr-tb"/>
    </style:style>
    <style:style style:name="Tabla5.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4.52cm" fo:margin-left="1.067cm" table:align="left" style:writing-mode="lr-tb"/>
    </style:style>
    <style:style style:name="Tabla6.A" style:family="table-column">
      <style:table-column-properties style:column-width="11.001cm"/>
    </style:style>
    <style:style style:name="Tabla6.B" style:family="table-column">
      <style:table-column-properties style:column-width="2.501cm"/>
    </style:style>
    <style:style style:name="Tabla6.C" style:family="table-column">
      <style:table-column-properties style:column-width="1.018cm"/>
    </style:style>
    <style:style style:name="Tabla6.1" style:family="table-row">
      <style:table-row-properties style:min-row-height="0.697cm" style:keep-together="true" fo:keep-together="auto"/>
    </style:style>
    <style:style style:name="Tabla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6.C1" style:family="table-cell">
      <style:table-cell-properties style:vertical-align="middle" fo:padding-left="0.123cm" fo:padding-right="0.123cm" fo:padding-top="0cm" fo:padding-bottom="0cm" fo:border="0.018cm solid #000000" style:writing-mode="lr-tb"/>
    </style:style>
    <style:style style:name="Tabla6.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nap-to-layout-grid="false"/>
      <style:text-properties fo:font-weight="bold" style:font-weight-asian="bold" style:font-name-complex="Tahoma1"/>
    </style:style>
    <style:style style:name="P4"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style:snap-to-layout-grid="false"/>
      <style:text-properties fo:color="#ffffff" style:font-name="Lucida Sans" fo:font-weight="bold" style:font-weight-asian="bold"/>
    </style:style>
    <style:style style:name="P7" style:family="paragraph" style:parent-style-name="Standard">
      <style:text-properties style:font-name="Lucida Sans"/>
    </style:style>
    <style:style style:name="P8" style:family="paragraph" style:parent-style-name="Standard">
      <style:text-properties style:font-name="Lucida Sans" fo:language="es" fo:country="AR"/>
    </style:style>
    <style:style style:name="P9" style:family="paragraph" style:parent-style-name="Standard">
      <style:text-properties style:font-name="Lucida Sans" fo:language="es" fo:country="AR" style:font-name-complex="Tahoma1"/>
    </style:style>
    <style:style style:name="P10" style:family="paragraph" style:parent-style-name="Standard">
      <style:text-properties style:font-name="Lucida Sans" style:font-name-complex="Arial"/>
    </style:style>
    <style:style style:name="P11" style:family="paragraph" style:parent-style-name="Standard">
      <style:text-properties style:font-name="Lucida Sans" fo:language="es" fo:country="ES"/>
    </style:style>
    <style:style style:name="P12" style:family="paragraph" style:parent-style-name="Standard">
      <style:paragraph-properties style:snap-to-layout-grid="false"/>
      <style:text-properties style:font-name="Lucida Sans"/>
    </style:style>
    <style:style style:name="P13" style:family="paragraph" style:parent-style-name="Standard">
      <style:paragraph-properties fo:text-align="end" style:justify-single-word="false" style:snap-to-layout-grid="false"/>
      <style:text-properties style:font-name="Lucida Sans"/>
    </style:style>
    <style:style style:name="P14" style:family="paragraph" style:parent-style-name="Standard">
      <style:paragraph-properties style:snap-to-layout-grid="false"/>
      <style:text-properties style:font-name="Lucida Sans" fo:font-weight="bold" style:font-weight-asian="bold"/>
    </style:style>
    <style:style style:name="P15" style:family="paragraph" style:parent-style-name="Contents_20_1">
      <style:paragraph-properties>
        <style:tab-stops>
          <style:tab-stop style:position="18.588cm" style:type="right" style:leader-style="dotted" style:leader-text="."/>
        </style:tab-stops>
      </style:paragraph-properties>
    </style:style>
    <style:style style:name="P16" style:family="paragraph" style:parent-style-name="Contents_20_3">
      <style:paragraph-properties>
        <style:tab-stops>
          <style:tab-stop style:position="17.882cm" style:type="right" style:leader-style="dotted" style:leader-text="."/>
        </style:tab-stops>
      </style:paragraph-properties>
    </style:style>
    <style:style style:name="P17" style:family="paragraph" style:parent-style-name="Contents_20_3">
      <style:paragraph-properties>
        <style:tab-stops>
          <style:tab-stop style:position="17.882cm" style:type="right" style:leader-style="dotted" style:leader-text="."/>
        </style:tab-stops>
      </style:paragraph-properties>
      <style:text-properties style:font-name="Lucida Sans"/>
    </style:style>
    <style:style style:name="P18" style:family="paragraph" style:parent-style-name="Contents_20_2">
      <style:paragraph-properties>
        <style:tab-stops>
          <style:tab-stop style:position="18.235cm" style:type="right" style:leader-style="dotted" style:leader-text="."/>
        </style:tab-stops>
      </style:paragraph-properties>
    </style:style>
    <style:style style:name="P19" style:family="paragraph" style:parent-style-name="Contents_20_2">
      <style:paragraph-properties>
        <style:tab-stops>
          <style:tab-stop style:position="18.235cm" style:type="right" style:leader-style="dotted" style:leader-text="."/>
        </style:tab-stops>
      </style:paragraph-properties>
      <style:text-properties style:font-name="Lucida Sans"/>
    </style:style>
    <style:style style:name="P20" style:family="paragraph" style:parent-style-name="Standard">
      <style:paragraph-properties fo:margin-top="0cm" fo:margin-bottom="0cm" fo:break-before="page"/>
      <style:text-properties fo:language="es" fo:country="AR"/>
    </style:style>
    <style:style style:name="P21" style:family="paragraph" style:parent-style-name="Standard">
      <style:paragraph-properties fo:margin-top="0cm" fo:margin-bottom="0cm" fo:break-before="page"/>
      <style:text-properties style:font-name="Lucida Sans"/>
    </style:style>
    <style:style style:name="P22" style:family="paragraph" style:parent-style-name="Standard">
      <style:paragraph-properties fo:margin-top="0cm" fo:margin-bottom="0cm"/>
      <style:text-properties style:font-name="Lucida Sans"/>
    </style:style>
    <style:style style:name="P23" style:family="paragraph" style:parent-style-name="Standard">
      <style:paragraph-properties fo:margin-top="0cm" fo:margin-bottom="0cm">
        <style:tab-stops>
          <style:tab-stop style:position="18.574cm" style:type="right" style:leader-style="dotted" style:leader-text="."/>
        </style:tab-stops>
      </style:paragraph-properties>
      <style:text-properties style:font-name="Lucida Sans" fo:language="es" fo:country="AR"/>
    </style:style>
    <style:style style:name="P24" style:family="paragraph" style:parent-style-name="Standard">
      <style:paragraph-properties fo:margin-left="0.6cm" fo:margin-right="0cm" fo:text-indent="0cm" style:auto-text-indent="false"/>
      <style:text-properties style:font-name="Lucida Sans"/>
    </style:style>
    <style:style style:name="P25" style:family="paragraph" style:parent-style-name="Standard">
      <style:paragraph-properties fo:margin-left="7.197cm" fo:margin-right="0cm" fo:text-indent="0cm" style:auto-text-indent="false"/>
      <style:text-properties fo:color="#ffffff" style:font-name="Lucida Sans" fo:font-size="48pt" fo:background-color="#000080" style:font-size-asian="48pt" style:font-size-complex="48pt"/>
    </style:style>
    <style:style style:name="P26" style:family="paragraph" style:parent-style-name="Standard">
      <style:paragraph-properties fo:break-before="page"/>
      <style:text-properties style:font-name="Lucida Sans"/>
    </style:style>
    <style:style style:name="P27" style:family="paragraph" style:parent-style-name="Standard">
      <style:paragraph-properties fo:margin-left="1.397cm" fo:margin-right="0cm" fo:text-indent="0cm" style:auto-text-indent="false"/>
      <style:text-properties style:font-name="Lucida Sans"/>
    </style:style>
    <style:style style:name="P28" style:family="paragraph" style:parent-style-name="Standard">
      <style:paragraph-properties fo:margin-left="2.027cm" fo:margin-right="0cm" fo:text-indent="0cm" style:auto-text-indent="false"/>
      <style:text-properties style:font-name="Lucida Sans"/>
    </style:style>
    <style:style style:name="P29" style:family="paragraph" style:parent-style-name="Standard">
      <style:paragraph-properties fo:keep-with-next="always" style:snap-to-layout-grid="false"/>
      <style:text-properties fo:color="#ffffff" style:font-name="Lucida Sans" fo:font-weight="bold" style:font-weight-asian="bold"/>
    </style:style>
    <style:style style:name="P30" style:family="paragraph" style:parent-style-name="Standard">
      <style:paragraph-properties fo:keep-with-next="always" style:snap-to-layout-grid="false"/>
      <style:text-properties style:font-name="Lucida Sans" fo:font-weight="bold" style:font-weight-asian="bold"/>
    </style:style>
    <style:style style:name="P31" style:family="paragraph" style:parent-style-name="Standard">
      <style:paragraph-properties fo:keep-with-next="always" style:snap-to-layout-grid="false"/>
      <style:text-properties style:font-name="Lucida Sans"/>
    </style:style>
    <style:style style:name="P32" style:family="paragraph" style:parent-style-name="Título_20_de_20_tabla">
      <style:paragraph-properties fo:keep-with-next="always" style:snap-to-layout-grid="false"/>
      <style:text-properties style:font-name="Lucida Sans"/>
    </style:style>
    <style:style style:name="P33" style:family="paragraph" style:parent-style-name="Standard">
      <style:paragraph-properties fo:margin-left="1.199cm" fo:margin-right="0cm" fo:text-indent="0cm" style:auto-text-indent="false"/>
      <style:text-properties style:font-name="Lucida Sans" fo:language="es" fo:country="ES"/>
    </style:style>
    <style:style style:name="P34" style:family="paragraph" style:parent-style-name="Standard">
      <style:paragraph-properties fo:margin-left="1.199cm" fo:margin-right="0cm" fo:text-indent="0cm" style:auto-text-indent="false"/>
      <style:text-properties style:font-name="Lucida Sans" fo:language="es" fo:country="AR"/>
    </style:style>
    <style:style style:name="P35" style:family="paragraph" style:parent-style-name="Título_20_del_20_documento">
      <style:paragraph-properties fo:margin-left="4.771cm" fo:margin-right="0cm" fo:text-indent="0cm" style:auto-text-indent="false"/>
      <style:text-properties style:font-name="Lucida Sans" style:font-name-complex="Arial"/>
    </style:style>
    <style:style style:name="P36" style:family="paragraph" style:parent-style-name="Título_20_de_20_tabla">
      <style:paragraph-properties style:snap-to-layout-grid="false"/>
      <style:text-properties style:font-name="Lucida Sans"/>
    </style:style>
    <style:style style:name="P37" style:family="paragraph" style:parent-style-name="Text_20_body_20_indent">
      <style:text-properties style:font-name="Lucida Sans"/>
    </style:style>
    <style:style style:name="P38" style:family="paragraph" style:parent-style-name="Text_20_body_20_indent">
      <style:paragraph-properties fo:margin-top="0cm" fo:margin-bottom="0.212cm" fo:text-align="justify" style:justify-single-word="false" fo:orphans="2" fo:widows="2" style:writing-mode="lr-tb"/>
      <style:text-properties style:use-window-font-color="true" style:font-name="Tahoma1" fo:font-size="10pt" fo:language="es" fo:country="ES" style:font-name-asian="Times New Roman" style:font-size-asian="10pt" style:font-name-complex="Times New Roman" style:font-size-complex="10pt" style:language-complex="ar" style:country-complex="SA"/>
    </style:style>
    <style:style style:name="P39"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40" style:family="paragraph" style:parent-style-name="Text_20_body_20_indent">
      <style:paragraph-properties fo:margin-top="0cm" fo:margin-bottom="0.212cm" fo:text-align="justify" style:justify-single-word="false" fo:orphans="2" fo:widows="2" style:writing-mode="lr-tb"/>
    </style:style>
    <style:style style:name="P41" style:family="paragraph" style:parent-style-name="Nivel_20_2_20_Texto">
      <style:text-properties style:font-name="Lucida Sans"/>
    </style:style>
    <style:style style:name="P42" style:family="paragraph" style:parent-style-name="Standard" style:master-page-name="First_20_Page">
      <style:paragraph-properties fo:margin-left="0.6cm" fo:margin-right="0cm" fo:text-indent="-0.6cm" style:auto-text-indent="false" style:page-number="auto"/>
      <style:text-properties style:font-name="Lucida Sans" fo:language="es" fo:country="AR"/>
    </style:style>
    <style:style style:name="P43" style:family="paragraph" style:parent-style-name="Heading_20_1">
      <style:text-properties style:font-name="Lucida Sans"/>
    </style:style>
    <style:style style:name="P44" style:family="paragraph" style:parent-style-name="Heading_20_1">
      <style:paragraph-properties fo:margin-top="0cm" fo:margin-bottom="0.106cm"/>
      <style:text-properties style:font-name="Lucida Sans"/>
    </style:style>
    <style:style style:name="P45" style:family="paragraph" style:parent-style-name="Heading_20_2">
      <style:text-properties style:font-name="Lucida Sans"/>
    </style:style>
    <style:style style:name="P46" style:family="paragraph" style:parent-style-name="Heading_20_3">
      <style:paragraph-properties style:snap-to-layout-grid="false"/>
      <style:text-properties fo:language="en" fo:country="GB"/>
    </style:style>
    <style:style style:name="P47" style:family="paragraph" style:parent-style-name="Heading_20_4">
      <style:paragraph-properties fo:margin-left="4.771cm" fo:margin-right="0cm" fo:text-indent="0cm" style:auto-text-indent="false"/>
      <style:text-properties style:font-name="Lucida Sans" fo:language="es" fo:country="AR" style:font-name-complex="Arial" style:font-size-complex="14pt"/>
    </style:style>
    <style:style style:name="P48" style:family="paragraph" style:parent-style-name="Heading_20_6">
      <style:paragraph-properties fo:margin-left="0.6cm" fo:margin-right="0cm" fo:text-indent="0cm" style:auto-text-indent="false"/>
      <style:text-properties style:font-name="Lucida Sans"/>
    </style:style>
    <style:style style:name="P49" style:family="paragraph" style:parent-style-name="Heading_20_6">
      <style:paragraph-properties fo:margin-left="0.6cm" fo:margin-right="0cm" fo:text-indent="0cm" style:auto-text-indent="false"/>
      <style:text-properties style:font-name="Lucida Sans" fo:language="es" fo:country="ES"/>
    </style:style>
    <style:style style:name="P50" style:family="paragraph" style:parent-style-name="Lista_20_con_20_viñetas">
      <style:paragraph-properties fo:margin-left="0.6cm" fo:margin-right="0cm" fo:text-indent="0cm" style:auto-text-indent="false">
        <style:tab-stops>
          <style:tab-stop style:position="0.635cm"/>
        </style:tab-stops>
      </style:paragraph-properties>
      <style:text-properties style:font-name="Lucida Sans" fo:language="es" fo:country="AR"/>
    </style:style>
    <style:style style:name="P51" style:family="paragraph" style:parent-style-name="Lista_20_con_20_viñetas_20_5">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52" style:family="paragraph" style:parent-style-name="Nivel_20_1">
      <style:text-properties style:font-name="Lucida Sans"/>
    </style:style>
    <style:style style:name="P53" style:family="paragraph" style:parent-style-name="Nivel_20_2">
      <style:text-properties style:font-name="Lucida Sans"/>
    </style:style>
    <style:style style:name="P54" style:family="paragraph" style:parent-style-name="Nivel_20_2">
      <style:paragraph-properties fo:text-align="justify" style:justify-single-word="false" fo:orphans="2" fo:widows="2" style:writing-mode="lr-tb"/>
      <style:text-properties style:font-name="Lucida Sans"/>
    </style:style>
    <style:style style:name="P55" style:family="paragraph" style:parent-style-name="Nivel_20_2">
      <style:paragraph-properties fo:text-align="justify" style:justify-single-word="false" fo:orphans="2" fo:widows="2" style:writing-mode="lr-tb"/>
      <style:text-properties style:use-window-font-color="true" style:font-name="Lucida Sans" fo:font-size="10pt" style:font-name-asian="Times New Roman" style:font-size-asian="10pt" style:font-name-complex="Times New Roman" style:font-size-complex="10pt" style:language-complex="ar" style:country-complex="SA"/>
    </style:style>
    <style:style style:name="P56" style:family="paragraph" style:parent-style-name="Nivel_20_3">
      <style:text-properties style:font-name="Lucida Sans"/>
    </style:style>
    <style:style style:name="P57" style:family="paragraph" style:parent-style-name="Text_20_body_20_indent">
      <style:paragraph-properties fo:margin-top="0cm" fo:margin-bottom="0.212cm" fo:text-align="justify" style:justify-single-word="false" fo:orphans="2" fo:widows="2" style:writing-mode="lr-tb"/>
      <style:text-properties style:use-window-font-color="true" style:font-name="Tahoma1" fo:font-size="10pt" fo:language="es" fo:country="ES" style:font-name-asian="Times New Roman" style:font-size-asian="10pt" style:font-name-complex="Times New Roman" style:font-size-complex="10pt" style:language-complex="ar" style:country-complex="SA"/>
    </style:style>
    <style:style style:name="P58" style:family="paragraph" style:parent-style-name="Lista_20_con_20_viñetas_20_2.1">
      <style:text-properties style:font-name="Lucida Sans"/>
    </style:style>
    <style:style style:name="P59" style:family="paragraph" style:parent-style-name="Lista_20_con_20_viñetas_20_2.1">
      <style:paragraph-properties fo:margin-left="1cm" fo:margin-right="0cm" fo:text-align="justify" style:justify-single-word="false" fo:orphans="2" fo:widows="2" fo:text-indent="0cm" style:auto-text-indent="false" style:writing-mode="lr-tb">
        <style:tab-stops>
          <style:tab-stop style:position="1.134cm"/>
        </style:tab-stops>
      </style:paragraph-properties>
      <style:text-properties style:use-window-font-color="true" style:font-name="Lucida Sans" fo:font-size="10pt" fo:language="es" fo:country="ES" fo:font-weight="bold" style:font-name-asian="Times New Roman" style:font-size-asian="10pt" style:font-weight-asian="bold" style:font-name-complex="Times New Roman" style:font-size-complex="10pt" style:language-complex="ar" style:country-complex="SA"/>
    </style:style>
    <style:style style:name="P60" style:family="paragraph" style:parent-style-name="Lista_20_con_20_viñetas_20_2.1">
      <style:paragraph-properties fo:margin-left="1cm" fo:margin-right="0cm" fo:text-align="justify" style:justify-single-word="false" fo:orphans="2" fo:widows="2" fo:text-indent="0cm" style:auto-text-indent="false" style:writing-mode="lr-tb">
        <style:tab-stops>
          <style:tab-stop style:position="1.134cm"/>
        </style:tab-stops>
      </style:paragraph-properties>
      <style:text-properties style:use-window-font-color="true" style:font-name="Lucida Sans"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61" style:family="paragraph" style:parent-style-name="Lista_20_con_20_viñetas_20_2.1">
      <style:paragraph-properties fo:margin-left="1cm" fo:margin-right="0cm" fo:text-align="justify" style:justify-single-word="false" fo:orphans="2" fo:widows="2" fo:text-indent="0cm" style:auto-text-indent="false" style:writing-mode="lr-tb">
        <style:tab-stops>
          <style:tab-stop style:position="1.134cm"/>
        </style:tab-stops>
      </style:paragraph-properties>
      <style:text-properties style:font-name="Lucida Sans" fo:font-weight="normal" style:font-weight-asian="normal" style:font-weight-complex="normal"/>
    </style:style>
    <style:style style:name="P62" style:family="paragraph" style:parent-style-name="Lista_20_con_20_viñetas_20_2.1">
      <style:paragraph-properties fo:margin-left="1cm" fo:margin-right="0cm" fo:text-align="justify" style:justify-single-word="false" fo:orphans="2" fo:widows="2" fo:text-indent="0cm" style:auto-text-indent="false" style:writing-mode="lr-tb">
        <style:tab-stops>
          <style:tab-stop style:position="1.134cm"/>
        </style:tab-stops>
      </style:paragraph-properties>
      <style:text-properties style:font-name="Lucida Sans"/>
    </style:style>
    <style:style style:name="P63" style:family="paragraph" style:parent-style-name="Lista_20_con_20_viñetas_20_2.1">
      <style:paragraph-properties fo:margin-left="1cm" fo:margin-right="0cm" fo:text-align="justify" style:justify-single-word="false" fo:orphans="2" fo:widows="2" fo:text-indent="0cm" style:auto-text-indent="false" style:writing-mode="lr-tb">
        <style:tab-stops>
          <style:tab-stop style:position="1.134cm"/>
        </style:tab-stops>
      </style:paragraph-properties>
      <style:text-properties style:font-name="Lucida Sans" fo:font-weight="bold" style:font-weight-asian="bold" style:font-weight-complex="bold"/>
    </style:style>
    <style:style style:name="P64" style:family="paragraph">
      <style:paragraph-properties fo:text-align="center" style:writing-mode="lr-tb"/>
      <style:text-properties fo:font-size="24pt"/>
    </style:style>
    <style:style style:name="T1" style:family="text">
      <style:text-properties fo:color="#ffff99" style:font-name="Forte" fo:font-size="16pt" fo:background-color="#0000ff" style:font-size-asian="16pt" style:font-size-complex="16pt"/>
    </style:style>
    <style:style style:name="T2" style:family="text">
      <style:text-properties fo:color="#ffffff" style:font-name="Forte" fo:font-size="16pt" fo:background-color="#000080" style:font-size-asian="16pt" style:font-size-complex="16pt"/>
    </style:style>
    <style:style style:name="T3" style:family="text">
      <style:text-properties fo:font-size="8pt" style:font-size-asian="8pt" style:font-name-complex="Tahoma1"/>
    </style:style>
    <style:style style:name="T4" style:family="text">
      <style:text-properties fo:language="es" fo:country="ES"/>
    </style:style>
    <style:style style:name="T5" style:family="text">
      <style:text-properties fo:language="es" fo:country="ES" fo:font-weight="bold" style:font-weight-asian="bold" style:font-weight-complex="bold"/>
    </style:style>
    <style:style style:name="T6" style:family="text">
      <style:text-properties fo:language="en" fo:country="US"/>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use-window-font-color="true" fo:font-size="10pt" style:font-name-asian="Times New Roman" style:font-size-asian="10pt" style:font-name-complex="Times New Roman" style:font-size-complex="10pt" style:language-complex="ar" style:country-complex="SA"/>
    </style:style>
    <style:style style:name="T12" style:family="text">
      <style:text-properties style:use-window-font-color="true"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3" style:family="text">
      <style:text-properties style:use-window-font-color="true"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style:font-name="Lucida Sans"/>
    </style:style>
    <style:style style:name="T15" style:family="text">
      <style:text-properties style:font-weight-asian="bold"/>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ize="10pt"/>
    </style:style>
    <style:style style:name="T19" style:family="text">
      <style:text-properties style:font-name-asian="Times New Roman"/>
    </style:style>
    <style:style style:name="T20" style:family="text">
      <style:text-properties style:font-size-asian="10pt"/>
    </style:style>
    <style:style style:name="T21" style:family="text">
      <style:text-properties style:font-name-complex="Times New Roman"/>
    </style:style>
    <style:style style:name="T22" style:family="text">
      <style:text-properties style:font-size-complex="10pt"/>
    </style:style>
    <style:style style:name="T23" style:family="text">
      <style:text-properties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77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3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8"/>
      <text:p text:style-name="P8"/>
      <text:p text:style-name="P8"/>
      <text:p text:style-name="P8"/>
      <text:p text:style-name="P8"/>
      <text:p text:style-name="P8"/>
      <text:p text:style-name="P8"><draw:line text:anchor-type="char" draw:z-index="22" draw:style-name="gr1" draw:text-style-name="P64" svg:x1="6.271cm" svg:y1="5.72cm" svg:x2="19.156cm" svg:y2="5.72cm"><text:p/></draw:line></text:p>
      <text:p text:style-name="P8"/>
      <text:p text:style-name="P25"/>
      <text:p text:style-name="P9"/>
      <text:p text:style-name="P10"/>
      <text:p text:style-name="P7"/>
      <text:p text:style-name="P7"/>
      <text:p text:style-name="P35">Propuesta de Solución </text:p>
      <text:p text:style-name="P35">César Carnevali</text:p>
      <text:p text:style-name="P35">Sistema de Administración para el Centro Odontológico Integral</text:p>
      <text:h text:style-name="P47" text:outline-level="4"/>
      <text:h text:style-name="P47" text:outline-level="4">Versión 1</text:h>
      <text:p text:style-name="P7"><draw:line text:anchor-type="char" draw:z-index="23" draw:style-name="gr2" draw:text-style-name="P64" svg:x1="6.271cm" svg:y1="20.003cm" svg:x2="19.156cm" svg:y2="20.003cm"><text:p/></draw:line></text:p>
      <text:p text:style-name="P26"/>
      <text:h text:style-name="P43" text:outline-level="1">Contenido</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Estilo_20_Título_20_1_20__2b__20_Antes_3a__20__20_0_20_pto"/>
          </text:index-source-styles>
          <text:index-source-styles text:outline-level="2">
            <text:index-source-style text:style-name="Nivel_20_1"/>
          </text:index-source-styles>
          <text:index-source-styles text:outline-level="3">
            <text:index-source-style text:style-name="Nivel_20_2"/>
          </text:index-source-styles>
        </text:table-of-content-source>
        <text:index-body>
          <text:p text:style-name="P15"><text:a xlink:type="simple" xlink:href="#1.Contenido|outline"><text:span text:style-name="T14">Contenido<text:tab/>2</text:span></text:a></text:p>
          <text:p text:style-name="P16"><text:a xlink:type="simple" xlink:href="#0.0.1.CONFIDENCIAL|outline"><text:span text:style-name="T14">CONFIDENCIAL<text:tab/>2</text:span></text:a></text:p>
          <text:p text:style-name="P15"><text:a xlink:type="simple" xlink:href="#2.Introducción|outline"><text:span text:style-name="T14">Introducción<text:tab/>3</text:span></text:a></text:p>
          <text:p text:style-name="P19">1.Breve Descripción del Negocio Respecto de la Solución.<text:tab/>3</text:p>
          <text:p text:style-name="P19">2.Contenido de la Propuesta.<text:tab/>3</text:p>
          <text:p text:style-name="P15"><text:a xlink:type="simple" xlink:href="#3.Alcance de la Propuesta|outline"><text:span text:style-name="T14">Alcance de la Propuesta<text:tab/>3</text:span></text:a></text:p>
          <text:p text:style-name="P19">1.Objetivo.<text:tab/>3</text:p>
          <text:p text:style-name="P19">2.Detalle de Módulos de la Solución.<text:tab/>3</text:p>
          <text:p text:style-name="P19">3.Alcance de la solución.<text:tab/>4</text:p>
          <text:p text:style-name="P17">3.1.Propuesta Tecnológica.<text:tab/>4</text:p>
          <text:p text:style-name="P15"><text:a xlink:type="simple" xlink:href="#4.Cronograma|outline"><text:span text:style-name="T14">Cronograma<text:tab/>6</text:span></text:a></text:p>
          <text:p text:style-name="P18"><text:a xlink:type="simple" xlink:href="#4.1.Introducción|outline"><text:span text:style-name="T14">Introducción<text:tab/>6</text:span></text:a></text:p>
          <text:p text:style-name="P18"><text:a xlink:type="simple" xlink:href="#4.2.Fases|outline"><text:span text:style-name="T14">Fases<text:tab/>6</text:span></text:a></text:p>
          <text:p text:style-name="P18"><text:a xlink:type="simple" xlink:href="#4.3.Gantt|outline"><text:span text:style-name="T14">Gantt<text:tab/>7</text:span></text:a></text:p>
          <text:p text:style-name="P18"><text:a xlink:type="simple" xlink:href="#4.4.Distribución de recursos|outline"><text:span text:style-name="T14">Distribución de recursos<text:tab/>7</text:span></text:a></text:p>
          <text:p text:style-name="P15"><text:a xlink:type="simple" xlink:href="#5.Servicios Profesionales|outline"><text:span text:style-name="T14">Servicios Profesionales<text:tab/>8</text:span></text:a></text:p>
          <text:p text:style-name="P18"><text:a xlink:type="simple" xlink:href="#5.1.Tabla de tipos de recurso:|outline"><text:span text:style-name="T14">Tabla de tipos de recurso:<text:tab/>8</text:span></text:a></text:p>
          <text:p text:style-name="P18"><text:a xlink:type="simple" xlink:href="#5.2.Definición y alcance de cada recurso:|outline"><text:span text:style-name="T14">Definición y alcance de cada recurso:<text:tab/>8</text:span></text:a></text:p>
          <text:p text:style-name="P15"><text:a xlink:type="simple" xlink:href="#6.Propuesta Económica|outline"><text:span text:style-name="T14">Propuesta Económica<text:tab/>9</text:span></text:a></text:p>
          <text:p text:style-name="P18"><text:a xlink:type="simple" xlink:href="#6.1.Servicios Profesionales de Implementación.|outline"><text:span text:style-name="T14">Servicios Profesionales de Implementación.<text:tab/>9</text:span></text:a></text:p>
          <text:p text:style-name="P18"><text:a xlink:type="simple" xlink:href="#6.2.Condiciones de Contratación|outline"><text:span text:style-name="T14">Condiciones de Contratación<text:tab/>9</text:span></text:a></text:p>
        </text:index-body>
      </text:table-of-content>
      <text:p text:style-name="P23"/>
      <text:p text:style-name="P20"><text:span text:style-name="Comentario_20_a_20_eliminar"><text:span text:style-name="T14"/></text:span></text:p>
      <text:h text:style-name="P43" text:outline-level="1">Introducción</text:h>
      <text:list xml:id="list43520519" text:style-name="WW8Num18">
        <text:list-item>
          <text:p text:style-name="P52">Breve Descripción del Negocio Respecto de la Solución.</text:p>
        </text:list-item>
      </text:list>
      <text:p text:style-name="P24">Fabri S.A. al ser una empresa de servicios de ingeniería y construcción, basa su operatoria fundamentalmente en la mano de obra. Es por ello que el control, supervisión y gestión sobre este recurso es impórtate para la sana economía de Fabri.</text:p>
      <text:p text:style-name="P24">Por ello la presente propuesta brindará a Fabri de una herramienta que le permita comenzar a transitar el camino de la gestión de aplicación y uso de horas de mano de obra.</text:p>
      <text:list xml:id="list20434035" text:continue-numbering="true" text:style-name="WW8Num18">
        <text:list-item>
          <text:p text:style-name="P52">Contenido de la Propuesta.</text:p>
        </text:list-item>
      </text:list>
      <text:p text:style-name="P24">La presente propuesta contiene una descripción de las principales características que deberá cumplir la aplicación a desarrollar como también el detalle técnico y tecnológico en el cual se basará dicha solución.</text:p>
      <text:p text:style-name="P24">También se presenta un cronograma detallado de las tareas a realizar y su correspondiente calendario y distribución de recursos y tiempos requeridos.</text:p>
      <text:p text:style-name="P24">Para finalizar se presenta la propuesta económica de la presente solución.</text:p>
      <text:h text:style-name="P43" text:outline-level="1">Alcance de la Propuesta</text:h>
      <text:list xml:id="list20445453" text:continue-list="list20434035" text:style-name="WW8Num18">
        <text:list-item text:start-value="1">
          <text:p text:style-name="P52">Objetivo.</text:p>
        </text:list-item>
      </text:list>
      <text:p text:style-name="P24">El objetivo principal es el de brindar al COI una herramienta idónea que permita a los profesionales que en él trabajan realizar una gestión ordenada de sus recursos y planificar su progreso haciendo uso de información confiable tanto agregada como detallada.</text:p>
      <text:p text:style-name="P24">Secundariamente se pretende dotar al COI de la infraestructura tecnológica necesaria para acceder a todos los beneficios que otorgan las herramientas informáticas existentes y a desarrollar. Para esto se incluye en la presente propuesta una consultoría para determinar las tareas de mantenimiento y adecuación de las instalaciones que pudieran ser necesarias para este objetivo, como así también los equipos que fuese imprescindible adquirir.</text:p>
      <text:list xml:id="list20446464" text:continue-numbering="true" text:style-name="WW8Num18">
        <text:list-item>
          <text:p text:style-name="P52"><text:bookmark-start text:name="_Ref153891520"/>S<text:bookmark-end text:name="_Ref153891520"/>istema de Gestión de Clínica Odontológica</text:p>
        </text:list-item>
      </text:list>
      <text:p text:style-name="P24">La presente propuesta se basa en el desarrollo de una solución informática que cubra todos los aspectos relacionados con la gestión de una clínica odontológica, haciendo particular hincapié en la generación y procesamiento de información agregada de soporte para decisiones.</text:p>
      <text:list xml:id="list20444631" text:continue-numbering="true" text:style-name="WW8Num18">
        <text:list-item>
          <text:list>
            <text:list-item>
              <text:p text:style-name="P53">Administración de clínica<text:tab/></text:p>
            </text:list-item>
          </text:list>
        </text:list-item>
      </text:list>
      <text:p text:style-name="P41">Este módulo está particularmente concebido para permitir la configuración de la clínica conforme a los profesionales que estén afectados a la misma, y a los recursos materiales y edilicios con los que cuenten. Sus funcionalidades proyectadas incluyen: gestión de profesionales, gestión de consultorios, gestión de herramientas y equipos, etc.</text:p>
      <text:list xml:id="list43515341" text:style-name="WW8Num8">
        <text:list-item>
          <text:p text:style-name="P58">Gestión de profesionales</text:p>
        </text:list-item>
      </text:list>
      <text:p text:style-name="P37"><text:soft-page-break/>Esta función posibilita mantener actualizado el plantel de profesionales que trabajan en la clínica. Permitirá administrar sus datos principales, especialidad, capacitaciones realizadas, etc.</text:p>
      <text:list xml:id="list20436846" text:continue-numbering="true" text:style-name="WW8Num8">
        <text:list-item>
          <text:p text:style-name="P58">Gestión de consultorios</text:p>
        </text:list-item>
      </text:list>
      <text:p text:style-name="P39">Se permitirá configurar la configuración de consultorios de la clínica, con la ubicación espacial de los consultorios y las instalaciones de cada uno.</text:p>
      <text:list xml:id="list20447170" text:continue-list="list20444631" text:style-name="WW8Num18">
        <text:list-item>
          <text:list>
            <text:list-item>
              <text:p text:style-name="P53">Administración de pacientes</text:p>
            </text:list-item>
          </text:list>
        </text:list-item>
      </text:list>
      <text:p text:style-name="P41">El módulo de Administración de Pacientes tiene como objetivo llevar registro de cada paciente, datos personales y de contacto, registro de prácticas odontológicas, odontograma, preferencias en cuanto a días y horarios para turnos, etc.</text:p>
      <text:list xml:id="list20433711" text:continue-list="list20436846" text:style-name="WW8Num8">
        <text:list-item>
          <text:p text:style-name="P58">Datos personales</text:p>
        </text:list-item>
      </text:list>
      <text:p text:style-name="P37">Cada paciente puede tener un cúmulo importante de información de carácter personal. La correcta administración de esta información posibilita un contacto más cercano y una comunicación fluida, generando un clima de confianza y cordialidad. Se permitirá guardar toda la información personal que se considere necesario, proveyendo un mecanismo para almacenar cualquier tipo de datos aparte de los preestablecidos en la aplicación. Se registrarán, además, las preferencias del paciente en cuanto a días y horarios para turnos.</text:p>
      <text:list xml:id="list20437146" text:continue-numbering="true" text:style-name="WW8Num8">
        <text:list-item>
          <text:p text:style-name="P58">Odontograma</text:p>
        </text:list-item>
      </text:list>
      <text:p text:style-name="P37">El odontograma permitirá visualizar las prácticas realizadas y las programadas y dará acceso al historial del paciente, las radiografías realizadas, fotografías y toda otra información relacionada al estado odontológico del paciente. Su manejo debe ser intuitivo y sencillo para el profesional.</text:p>
      <text:list xml:id="list20441717" text:continue-list="list20447170" text:style-name="WW8Num18">
        <text:list-item>
          <text:list>
            <text:list-item>
              <text:p text:style-name="P54"><text:span text:style-name="T11">Administración</text:span> de Turnos.</text:p>
            </text:list-item>
          </text:list>
        </text:list-item>
      </text:list>
      <text:p text:style-name="P37">El turnero es un elemento fundamental de la solución, representando una de las herramientas de uso más intensivo para los profesionales. Su utilidad se centrará en organizar convenientemente los turnos de manera de optimizar la utilización de tiempo y recursos, sugiriendo días y horarios dependiendo de las preferencias del paciente y de las prácticas programadas. </text:p>
      <text:list xml:id="list20458234" text:continue-numbering="true" text:style-name="WW8Num18">
        <text:list-item>
          <text:list>
            <text:list-item>
              <text:p text:style-name="P54"><text:span text:style-name="T11">Administración</text:span> de Prácticas Odontológicas.</text:p>
            </text:list-item>
          </text:list>
        </text:list-item>
      </text:list>
      <text:p text:style-name="P37">La gestión de las Prácticas Odontológicas incluirá la determinación de los insumos que se consumen en cada práctica, el costo de cada uno, el tiempo estimado de realización, etc. Este módulo brinda la información necesaria para registrar correctamente las prácticas realizadas a cada paciente, el costo de las mismas y, por consiguiente, los datos de facturación.</text:p>
      <text:list xml:id="list20437471" text:continue-numbering="true" text:style-name="WW8Num18">
        <text:list-item>
          <text:list>
            <text:list-item>
              <text:p text:style-name="P54"><text:span text:style-name="T11">Administración</text:span> de Obras Sociales y Prepagas.</text:p>
            </text:list-item>
          </text:list>
        </text:list-item>
      </text:list>
      <text:p text:style-name="P37">En la Administración de Obras Sociales y Prepagas se registrarán los datos correspondientes a cada una de estas entidades, tanto para realizar la facturación pertinente como para asentar la información de cobertura para cada plan y práctica odontológica.</text:p>
      <text:list xml:id="list20431825" text:continue-list="list20437146" text:style-name="WW8Num8">
        <text:list-item>
          <text:p text:style-name="P59">Gestión de Obras Sociales y Prepagas</text:p>
        </text:list-item>
      </text:list>
      <text:p text:style-name="P37">Permitirá la carga y administración de todos los datos concernientes a una entidad de este tipo.</text:p>
      <text:list xml:id="list20449879" text:continue-numbering="true" text:style-name="WW8Num8">
        <text:list-item>
          <text:p text:style-name="P59">Gestión de Planes</text:p>
        </text:list-item>
      </text:list>
      <text:p text:style-name="P37"><text:soft-page-break/>Para cada Obra Social o Prepaga, se habilitará el registro de los distintos planes de cobertura posibles.</text:p>
      <text:list xml:id="list20459812" text:continue-list="list20437471" text:style-name="WW8Num18">
        <text:list-item>
          <text:list>
            <text:list-item>
              <text:p text:style-name="P54"><text:span text:style-name="T11">Control</text:span> de Stock de Materiales.</text:p>
            </text:list-item>
          </text:list>
        </text:list-item>
      </text:list>
      <text:p text:style-name="P37">Este módulo mantendrá un registro de stock de consumibles, informando de la necesidad de reponer los faltantes y brindando información como plazos de aprovisionamiento, indices de rotación, indice de cobertura, etc.</text:p>
      <text:list xml:id="list20445008" text:continue-list="list20449879" text:style-name="WW8Num8">
        <text:list-item>
          <text:p text:style-name="P59">Gestión de compra</text:p>
        </text:list-item>
      </text:list>
      <text:p text:style-name="P37">Implementación de un circuito de compra mediante Solicitudes de Compra, Cotizaciones, Ordenes de Compra y Recepciones.</text:p>
      <text:list xml:id="list20461568" text:continue-numbering="true" text:style-name="WW8Num8">
        <text:list-item>
          <text:p text:style-name="P59">Gestión de Inventario</text:p>
        </text:list-item>
      </text:list>
      <text:p text:style-name="P37">Incluye la visualización del stock actual de materiales e insumos, como así también de toda la información estadística sobre gestión de stock generada.</text:p>
      <text:list xml:id="list20460422" text:continue-list="list20459812" text:style-name="WW8Num18">
        <text:list-item>
          <text:list>
            <text:list-item>
              <text:p text:style-name="P55">Facturación</text:p>
            </text:list-item>
          </text:list>
        </text:list-item>
      </text:list>
      <text:p text:style-name="P37">El módulo tiene la función primordial de emitir la facturación correspondiente, mantener el registro de las prácticas pendientes de facturación, administrar la cuenta corriente de particulares, prepagas y obras sociales, etc.</text:p>
      <text:list xml:id="list20439720" text:continue-list="list20461568" text:style-name="WW8Num8">
        <text:list-item>
          <text:p text:style-name="P59">Administración de facturación</text:p>
        </text:list-item>
      </text:list>
      <text:p text:style-name="P37">Se preverán todos lo casos posibles, además de los requeridos por este caso en particular. Se permitirá designar un responsable de facturación para cada práctica realizada por un profesional, que puede ser una sociedad, otro profesional o, por supuesto, el mismo odontólogo.</text:p>
      <text:list xml:id="list20455637" text:continue-list="list20460422" text:style-name="WW8Num18">
        <text:list-item>
          <text:list>
            <text:list-item>
              <text:p text:style-name="P55">Configuración</text:p>
            </text:list-item>
          </text:list>
        </text:list-item>
      </text:list>
      <text:p text:style-name="P37">Las tareas de administración de preferencias de usuario, parámetros de optimización del sistema y otros se condensarán en un módulo diseñado para tal fin.</text:p>
      <text:list xml:id="list20459910" text:continue-numbering="true" text:style-name="WW8Num18">
        <text:list-item>
          <text:p text:style-name="P52">Alcance de la solución.</text:p>
          <text:list>
            <text:list-item>
              <text:p text:style-name="P53">Propuesta Tecnológica.</text:p>
            </text:list-item>
          </text:list>
        </text:list-item>
      </text:list>
      <text:p text:style-name="P27">La propuesta tecnológica se basa en el uso de una arquitectura de tres capas y el uso de tecnología para su implementación. Esto implica que la aplicación podrá ser accedida desde un gran número de computadoras personales mediante un web browser sin requerir instalación o configuración adicional.</text:p>
      <text:p text:style-name="P27">El producto estará totalmente desarrollado en Java utilizando para ello especificaciones de JEE (Java Enterprise Edition) y utilizando herramientas de vanguardia en la implementación de interfaz de usuario que potenciarán en conjunto su usabilidad, estabilidad, escalabilidad, seguridad y utilidad.</text:p>
      <text:p text:style-name="P27">La implementación del producto se realizará usando herramientas Open Source de uso y calidad comprobados, lo cual asegura un soporte técnico secundario (es decir, soporte de las herramientas mediante las cuales se desarrollará la aplicación) libre de costos no previstos y licencias restrictivas en su uso.</text:p>
      <text:list xml:id="list20435964" text:continue-numbering="true" text:style-name="WW8Num18">
        <text:list-item>
          <text:list>
            <text:list-item>
              <text:list>
                <text:list-item>
                  <text:p text:style-name="P56">Herramientas de desarrollo</text:p>
                </text:list-item>
              </text:list>
            </text:list-item>
          </text:list>
        </text:list-item>
      </text:list>
      <text:list xml:id="list20450417" text:continue-list="list20439720" text:style-name="WW8Num8">
        <text:list-item>
          <text:p text:style-name="P61"><text:soft-page-break/><text:span text:style-name="T5">Eclipse 3.5.</text:span><text:span text:style-name="T4"> IDE (herramienta de desarrollo integrada) que permite integrar componentes y entornos de desarrollo JAVA. Es la herramienta de desarrollo JAVA con mayor difusión a nivel mundial y tiene el apoyo de empresas internacionales de primerísimo nivel como IBM, Nokia, SAP y Oracle entre otras.</text:span></text:p>
        </text:list-item>
      </text:list>
      <text:p text:style-name="P28">Eclipse es un entorno independiente de la plataforma, de código abierto, para crear aplicaciones de cualquier tipo.</text:p>
      <text:list xml:id="list20441920" text:continue-numbering="true" text:style-name="WW8Num8">
        <text:list-item>
          <text:p text:style-name="P62">Netbeans 6.8.<text:span text:style-name="T16"> Es otro IDE de gran nivel, desarrollado y promovido por Sun Microsystems y una comunidad amplísima de desarrolladores.</text:span></text:p>
        </text:list-item>
        <text:list-item>
          <text:p text:style-name="P63">ZK Framework. <text:span text:style-name="T16">Es uno de los principales frameworks de desarrollo Web que se conocen hasta el momento. Implementa importantes técnicas y tecnologías que permiten crear aplicaciones Web que se comporten como programas de escritorio, dando al usuario la sensación de estar utilizando un sistema tradicional.</text:span></text:p>
        </text:list-item>
        <text:list-item>
          <text:p text:style-name="P63">Spring framework. <text:span text:style-name="T16">Permite controlar diversas cuestiones técnicas fundamentales de la aplicación. Provee, además, mecanismos de seguridad avanzados y una infraestructura estable y potente para el desarrollo de sistemas complejos.</text:span></text:p>
        </text:list-item>
      </text:list>
      <text:p text:style-name="P28"/>
      <text:list xml:id="list20463419" text:continue-list="list20435964" text:style-name="WW8Num18">
        <text:list-item>
          <text:list>
            <text:list-item>
              <text:list>
                <text:list-item>
                  <text:p text:style-name="P56"><text:bookmark-start text:name="HERRAMIENTAS_DE_IMPLEMENTACIÓN_REQUERIDA"/>Herramientas de Implementación Requeridas<text:bookmark-end text:name="HERRAMIENTAS_DE_IMPLEMENTACIÓN_REQUERIDA"/></text:p>
                </text:list-item>
              </text:list>
            </text:list-item>
          </text:list>
        </text:list-item>
      </text:list>
      <text:list xml:id="list20453188" text:continue-list="list20441920" text:style-name="WW8Num8">
        <text:list-item>
          <text:p text:style-name="P62">Base de <text:span text:style-name="T9">dato</text:span><text:span text:style-name="T12">s MySQL 5.x.</text:span><text:span text:style-name="T13"> MySQL es uno de los Sistemas Gestores de Bases de Datos (DBMS) más populares desarrollados bajo la filosofía de código abierto. Su vasta comunidad de desarrolladores asegura un mantenimiento constante y continuo mejoramiento de sus prestaciones. Sin embargo, ante la necesidad de implementar un DBMS de tipo empresarial, se tomarán los recaudos para asegurar una eventual migración íntegra y completa de los datos con el menor esfuerzo posible.</text:span></text:p>
        </text:list-item>
        <text:list-item>
          <text:p text:style-name="P62">Servidor Glassfish v3. <text:span text:style-name="T16">Glassfish es un Contenedor de Aplicaciones JEE, de código abierto y de amplia utilización. Su soporte y desarrollo por parte de empresas de primer nivel internacional son garantía de un desempeño suficiente. Ante la necesidad de mudar la aplicación a otro servidor de este tipo, se buscará emplear las técnicas necesarias para hacer posible dicho proceso con el mínimo impacto negativo posible.</text:span></text:p>
        </text:list-item>
        <text:list-item>
          <text:p text:style-name="P62"><text:span text:style-name="T9">Mysql Workbench. </text:span><text:span text:style-name="T16">Sistema de diseño de modelos de datos en interfaces gráficas ricas y de gran usabilidad. Permite diseñar el Diagrama Entidad/Relación que utilizará la aplicación, e implementarlo automáticamente en la Base de Datos.</text:span></text:p>
        </text:list-item>
      </text:list>
      <text:list xml:id="list20439980" text:continue-list="list20463419" text:style-name="WW8Num18">
        <text:list-item>
          <text:list>
            <text:list-item>
              <text:list>
                <text:list-item>
                  <text:p text:style-name="P56">Equipamiento.</text:p>
                </text:list-item>
              </text:list>
            </text:list-item>
          </text:list>
        </text:list-item>
      </text:list>
      <text:list xml:id="list20434842" text:continue-list="list20453188" text:style-name="WW8Num8">
        <text:list-item>
          <text:p text:style-name="P60"><text:bookmark-start text:name="OLE_LINK3"/><text:bookmark-start text:name="OLE_LINK1"/>Equipamiento central</text:p>
        </text:list-item>
      </text:list>
      <text:p text:style-name="P40"><text:bookmark-end text:name="OLE_LINK3"/><text:bookmark-end text:name="OLE_LINK1"/>A definir.</text:p>
      <text:list xml:id="list20442193" text:continue-numbering="true" text:style-name="WW8Num8">
        <text:list-item>
          <text:p text:style-name="P60">Equipamiento cliente</text:p>
        </text:list-item>
      </text:list>
      <text:p text:style-name="P40">Cualquier PC o Notebook que soporte un navegador Web compatible (Firefox o Internet Explorer, en principio).</text:p>
      <text:list xml:id="list20461779" text:continue-list="list20439980" text:style-name="WW8Num18">
        <text:list-item>
          <text:list>
            <text:list-item>
              <text:list>
                <text:list-item>
                  <text:p text:style-name="P56">Software de Base.</text:p>
                </text:list-item>
              </text:list>
            </text:list-item>
          </text:list>
        </text:list-item>
      </text:list>
      <text:p text:style-name="Text_20_body_20_indent">Para implementar el presente proyecto se requiere además del software de producción descrito (ver <text:bookmark-ref text:reference-format="text" text:ref-name="HERRAMIENTAS_DE_IMPLEMENTACIÓN_REQUERIDA">Herramientas de Implementación Requeridas</text:bookmark-ref>), que el equipamiento cuente con el software de base requerido para su correcto funcionamiento (Sistema Operativo).</text:p>
      <text:p text:style-name="Text_20_body_20_indent"><text:soft-page-break/>Las herramientas seleccionadas corren en diversas plataformas, entre ellas Linux. La recomendación, de acuerdo a la capacidad del COI es de usar plataforma Linux para la implementación de los Servidores.</text:p>
      <text:list xml:id="list20438734" text:continue-numbering="true" text:style-name="WW8Num18">
        <text:list-item>
          <text:list>
            <text:list-item>
              <text:list>
                <text:list-item>
                  <text:p text:style-name="P56">Infraestructura y Mantenimiento.</text:p>
                </text:list-item>
              </text:list>
            </text:list-item>
          </text:list>
        </text:list-item>
      </text:list>
      <text:p text:style-name="P38">El equipo designado por la empresa desarrollará una etapa de relevamiento de instalaciones informáticas, equipamiento, cableado e infraestructura de red y software instalado, indicando estado general, grado de conformidad con los requisitos planteado por la presente propuesta, falencias detectadas y soluciones propuestas. No se contempla en este documento la ejecución de dichas soluciones, ni la adquisición de los equipos y materiales que fueran necesarios.</text:p>
      <text:p text:style-name="P38">De optarse por software bajo licencias “libres” (aquellas que permiten la libre distribución de un producto software o derivado de este sin vulnerar derechos de autor o de copia), su instalación y configuración están previstas en la presente propuesta. De lo contrario, correrán por cuenta del COI.</text:p>
      <text:p text:style-name="P38">El esquema de seguridad requerido para la aplicación será responsabilidad de La Empresa y forma parte de la presente propuesta.</text:p>
      <text:p text:style-name="P38">No se contemplan, sin embargo, las siguientes cuestiones:</text:p>
      <text:list xml:id="list43519592" text:style-name="WW8Num5">
        <text:list-item>
          <text:p text:style-name="Lista_20_con_20_viñetas_20_5">Equipamiento requerido. Instalación, emplazamiento y mantenimiento.</text:p>
        </text:list-item>
        <text:list-item>
          <text:p text:style-name="Lista_20_con_20_viñetas_20_5">Equipamiento de seguridad. Firewalls.</text:p>
        </text:list-item>
        <text:list-item>
          <text:p text:style-name="Lista_20_con_20_viñetas_20_5">Plan de contingencia. Resguardo de la información. Esquema de <text:span text:style-name="T17">backup</text:span>.</text:p>
        </text:list-item>
        <text:list-item>
          <text:p text:style-name="Lista_20_con_20_viñetas_20_5">Redes y Comunicaciones.</text:p>
        </text:list-item>
      </text:list>
      <text:p text:style-name="Text_20_body_20_indent">Todos estos puntos mencionados estarán a cargo de Fabri y deberán ser ejecutados según el cronograma adjunto.</text:p>
      <text:h text:style-name="P44" text:outline-level="1">Cronograma</text:h>
      <text:h text:style-name="P45" text:outline-level="2">Introducción</text:h>
      <text:p text:style-name="P11">El presente cronograma presenta un esquema iterativo que permitirá contar con partes del producto en forma anticipada, brindándole a COI una mejor aproximación a los resultados en este tipo de proyectos. Asegurando la calidad del producto y evitando los posibles desvíos de tiempos en el mismo.</text:p>
      <text:p text:style-name="P11">La duración total del proyecto será de 6 semanas, pero la misma comenzará a tener resultados visibles y de puesta en marcha de módulos en forma operativa a partir de la cuarta semana.</text:p>
      <text:p text:style-name="P11">La carga horaria por servicios profesionales a proveer será de 225 horas durante las 8 semanas. Fabri deberá garantizar por otra parte la asignación de los recursos correspondientes, para de esta forma evitar demoras.</text:p>
      <text:p text:style-name="P11">Las responsabilidades a cargo de Fabri son:</text:p>
      <text:list xml:id="list43532436" text:style-name="WW8Num5">
        <text:list-item text:start-value="1">
          <text:p text:style-name="P51">Asignación de un líder de proyecto a tiempo completo.</text:p>
        </text:list-item>
        <text:list-item>
          <text:p text:style-name="P51">Secretaría. Asignación 30% durante todo el proyecto.</text:p>
        </text:list-item>
        <text:list-item>
          <text:p text:style-name="P51">Soporte técnico/tecnológico. Asignados a las tareas de Infraestructura. 100% el primer mes y 50% el resto del proyecto.</text:p>
        </text:list-item>
        <text:list-item>
          <text:p text:style-name="P51">Personal operativo (usuarios clave) para las tareas de relevamiento y pruebas formales. 1 usuario x cada área operativa aproximadamente 30% durante el proyecto.</text:p>
        </text:list-item>
        <text:list-item>
          <text:p text:style-name="P51">Personal operativo (usuarios finales) deberán estar disponibles para la capacitación y puesta en marcha.</text:p>
        </text:list-item>
      </text:list>
      <text:h text:style-name="P45" text:outline-level="2">Fases</text:h>
      <text:h text:style-name="P48" text:outline-level="6">Fase de Lanzamiento</text:h>
      <text:p text:style-name="P8"><text:soft-page-break/>La Fase de Lanzamiento representa el punto de “despegue” del proyecto, y tiene como meta fundamental lograr el consenso de todas las partes interesadas en el proyecto con respecto a los siguientes aspectos:</text:p>
      <text:list xml:id="list20459548" text:continue-list="list43532436" text:style-name="WW8Num5">
        <text:list-item text:start-value="1">
          <text:p text:style-name="P51">Propósito y alcance del proyecto.</text:p>
        </text:list-item>
        <text:list-item>
          <text:p text:style-name="P51">Riesgos preponderantes, hechos relevantes y principales supuestos.</text:p>
        </text:list-item>
        <text:list-item>
          <text:p text:style-name="P51">Formación de comités de trabajo, y establecimientos de roles y responsabilidades.</text:p>
        </text:list-item>
        <text:list-item>
          <text:p text:style-name="P51">Compromiso con respecto a las responsabilidades asumidas.</text:p>
        </text:list-item>
        <text:list-item>
          <text:p text:style-name="P51">Arquitectura de la Solución.</text:p>
        </text:list-item>
        <text:list-item>
          <text:p text:style-name="P51">Mecanismos de control de calidad a implementar.</text:p>
        </text:list-item>
        <text:list-item>
          <text:p text:style-name="P51">Estrategia y metodología a utilizar.</text:p>
        </text:list-item>
      </text:list>
      <text:h text:style-name="P48" text:outline-level="6"><text:bookmark-start text:name="_Fase_de_Elaboración"/>Fase de Elaboración<text:bookmark-end text:name="_Fase_de_Elaboración"/></text:h>
      <text:p text:style-name="P8">La Fase de Elaboración tiene como objetivo la recopilación de la mayor parte de los Casos de Uso a implementar en el proyecto, y el desarrollo de la mayor parte de la Arquitectura de la Solución y del Documento de Solución. El objetivo en este punto es que durante la siguiente fase del proyecto (Fase de Refinamiento), las actividades sobre los artefactos mencionados tiendan a concentrarse exclusivamente en el refinamiento de lo elaborado durante esta fase.</text:p>
      <text:p text:style-name="P8">Por lo general la Fase de Elaboración consta de dos iteraciones, dentro de las que se efectúa el desarrollo del 95% de la Arquitectura de la Solución y los Casos de Uso a implementar dentro del proyecto.</text:p>
      <text:h text:style-name="P48" text:outline-level="6"><text:bookmark-start text:name="_Fase_de_Refinamiento"/>Fase de Refinamiento<text:bookmark-end text:name="_Fase_de_Refinamiento"/></text:h>
      <text:p text:style-name="P8">Durante la Fase de Refinamiento se registra una reducción significativa en las tareas de Relevamiento y Solución; las actividades sobre estas áreas del proceso se deben concentrar en la depuración y refinación de la Arquitectura de la Solución y los Casos de Uso recopilados durante la Fase de Elaboración. El objetivo en este punto es que durante la siguiente fase del proyecto (Fase de Cierre), la actividad sobre estas áreas tienda a ser nula.</text:p>
      <text:p text:style-name="P8">Asimismo, esta es la fase del proyecto en la que se efectúa el mayor esfuerzo con respecto a las tareas de Implementación y Prueba Formal de la implementación, procediéndose a plasmar las soluciones enunciadas en el Documento de Solución.</text:p>
      <text:h text:style-name="P48" text:outline-level="6"><text:bookmark-start text:name="_Fase_de_Cierre"/>Fase de Cierre<text:bookmark-end text:name="_Fase_de_Cierre"/></text:h>
      <text:p text:style-name="P8">Los principales objetivos de la Fase de Cierre son los siguientes:</text:p>
      <text:list xml:id="list20447619" text:continue-list="list20459548" text:style-name="WW8Num10">
        <text:list-item text:start-value="1">
          <text:p text:style-name="P50">Cierre de la Arquitectura de la Solución y del Documento de Solución.</text:p>
        </text:list-item>
        <text:list-item>
          <text:p text:style-name="P50">Migración de datos definitiva.</text:p>
        </text:list-item>
        <text:list-item>
          <text:p text:style-name="P50">Puesta en marcha global.</text:p>
        </text:list-item>
        <text:list-item>
          <text:p text:style-name="P50">Desconexión de sistemas legados.</text:p>
        </text:list-item>
      </text:list>
      <text:h text:style-name="P45" text:outline-level="2">Gantt</text:h>
      <text:h text:style-name="P49" text:outline-level="6">Resumen Global</text:h>
      <text:p text:style-name="P22"><draw:frame draw:style-name="fr3" draw:name="gráficos1" text:anchor-type="as-char" svg:width="18.583cm" svg:height="2.895cm" draw:z-index="0"><draw:image xlink:href="Pictures/200001B500006BB3000010BF8111F00D.wmf" xlink:type="simple" xlink:show="embed" xlink:actuate="onLoad"/></draw:frame></text:p>
      <text:p text:style-name="P22"/>
      <text:h text:style-name="P45" text:outline-level="2"><text:soft-page-break/>Distribución de recursos</text:h>
      <text:p text:style-name="P22"><draw:frame draw:style-name="fr3" draw:name="gráficos2" text:anchor-type="as-char" svg:width="18.583cm" svg:height="1.808cm" draw:z-index="1"><draw:image xlink:href="Pictures/200000E0000060D800000969AA52ED7B.wmf" xlink:type="simple" xlink:show="embed" xlink:actuate="onLoad"/></draw:frame></text:p>
      <text:p text:style-name="P21"/>
      <text:h text:style-name="P43" text:outline-level="1">Servicios Profesionales</text:h>
      <text:p text:style-name="P7">Se adjunta información general sobre cotización de servicios profesionales, para que Fabri cuente con una lista de precios de todos los servicios disponibles.</text:p>
      <text:h text:style-name="P45" text:outline-level="2">Tabla de tipos de recurso:</text:h>
      <text:p text:style-name="P2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6">Tipo de Recurso (Capacidad)</text:p>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2" office:value-type="string">
            <text:p text:style-name="P12">Gerente de Proyect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Líder de Proyect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Consultor Tecnológic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Consultor Funcional</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Arquitect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Consultor Técnic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
      <text:p text:style-name="P7"/>
      <text:p text:style-name="P7">Si existen proyectos simultáneos las horas de los mismos serán sumadas para determinar el valor de honorarios.</text:p>
      <text:h text:style-name="P45" text:outline-level="2">Definición y alcance de cada recurso:</text:h>
      <text:p text:style-name="P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2">Gerente de Proyecto</text:p>
          </table:table-cell>
          <table:table-cell table:style-name="Tabla2.B1" office:value-type="string">
            <text:p text:style-name="P29">Abreviatura</text:p>
          </table:table-cell>
          <table:table-cell table:style-name="Tabla2.C1" office:value-type="string">
            <text:p text:style-name="P30">GP</text:p>
          </table:table-cell>
        </table:table-row>
        <table:table-row table:style-name="Tabla2.1">
          <table:table-cell table:style-name="Tabla2.A2" table:number-columns-spanned="3" office:value-type="string">
            <text:p text:style-name="P31">El Gerente de Proyecto es el responsable de dirigir el proyecto, y de patrocinarlo desde los aspectos políticos, económicos y ejecutivos, garantizando la disponibilidad de los recursos comprometidos.</text:p>
          </table:table-cell>
          <table:covered-table-cell/>
          <table:covered-table-cell/>
        </table:table-row>
      </table:table>
      <text:p text:style-name="P3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6">Líder de Proyecto</text:p>
          </table:table-cell>
          <table:table-cell table:style-name="Tabla3.B1" office:value-type="string">
            <text:p text:style-name="P6">Abreviatura</text:p>
          </table:table-cell>
          <table:table-cell table:style-name="Tabla3.C1" office:value-type="string">
            <text:p text:style-name="P14">LP</text:p>
          </table:table-cell>
        </table:table-row>
        <table:table-row table:style-name="Tabla3.1">
          <table:table-cell table:style-name="Tabla3.A2" table:number-columns-spanned="3" office:value-type="string">
            <text:p text:style-name="P12"><text:bookmark-start text:name="rol_lp"/>El Líder de Proyecto establece la estrategia y la planificación del proyecto, monitorea el estado del mismo, administra los riesgos y contingencias, dirige al equipo de trabajo, y gestiona la infraestructura de hardware, edilicia y de comunicaciones.<text:bookmark-end text:name="rol_lp"/></text:p>
          </table:table-cell>
          <table:covered-table-cell/>
          <table:covered-table-cell/>
        </table:table-row>
      </table:table>
      <text:p text:style-name="P3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6">Consultor Funcional</text:p>
          </table:table-cell>
          <table:table-cell table:style-name="Tabla4.B1" office:value-type="string">
            <text:p text:style-name="P6">Abreviatura</text:p>
          </table:table-cell>
          <table:table-cell table:style-name="Tabla4.C1" office:value-type="string">
            <text:p text:style-name="P14">CF</text:p>
          </table:table-cell>
        </table:table-row>
        <table:table-row table:style-name="Tabla4.1">
          <table:table-cell table:style-name="Tabla4.A2" table:number-columns-spanned="3" office:value-type="string">
            <text:p text:style-name="P12">El Consultor Funcional releva y analiza las características del negocio, desarrolla los casos de uso de negocio, y define cómo se implementará la Solución para resolver dichos casos de uso.</text:p>
          </table:table-cell>
          <table:covered-table-cell/>
          <table:covered-table-cell/>
        </table:table-row>
      </table:table>
      <text:p text:style-name="P7"/>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2">Arquitecto</text:p>
          </table:table-cell>
          <table:table-cell table:style-name="Tabla5.B1" office:value-type="string">
            <text:p text:style-name="P29">Abreviatura</text:p>
          </table:table-cell>
          <table:table-cell table:style-name="Tabla5.C1" office:value-type="string">
            <text:p text:style-name="P30">Arq</text:p>
          </table:table-cell>
        </table:table-row>
        <table:table-row table:style-name="Tabla5.1">
          <table:table-cell table:style-name="Tabla5.A2" table:number-columns-spanned="3" office:value-type="string">
            <text:p text:style-name="P12">El Arquitecto analiza las características tecnológicas del proyecto y los requerimientos del negocio, Diseña la aplicación utilizando UML y define los componentes a implementar. Diseña las bases de datos y los mecanismos de <text:soft-page-break/>extracción en los casos necesarios. Diseña modelos estrella para proyectos de inteligencia de negocio. Establece el plan de desarrollo y genera la documentación correspondiente.</text:p>
          </table:table-cell>
          <table:covered-table-cell/>
          <table:covered-table-cell/>
        </table:table-row>
      </table:table>
      <text:p text:style-name="P34"/>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2">Consultor Técnico</text:p>
          </table:table-cell>
          <table:table-cell table:style-name="Tabla6.B1" office:value-type="string">
            <text:p text:style-name="P29">Abreviatura</text:p>
          </table:table-cell>
          <table:table-cell table:style-name="Tabla6.C1" office:value-type="string">
            <text:p text:style-name="P30">CT</text:p>
          </table:table-cell>
        </table:table-row>
        <table:table-row table:style-name="Tabla6.1">
          <table:table-cell table:style-name="Tabla6.A2" table:number-columns-spanned="3" office:value-type="string">
            <text:p text:style-name="P12"><text:bookmark-start text:name="rol_ct"/>El Consultor Técnico administra la infraestructura tecnológica y los ambientes de implementación, implementa las soluciones que requieran del desarrollo de software, Desarrolla aplicaciones en el lenguaje seleccionado, genera reportes de gestión, desarrolla migraciones e integraciones entre aplicaciones. Efectúa el Control de Configuración. Testea los componentes desarrollados.<text:bookmark-end text:name="rol_ct"/></text:p>
          </table:table-cell>
          <table:covered-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ahoma" fo:font-size="12pt" fo:language="es" fo:country="ES" style:font-name-asian="DejaVu LGC San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ahoma1"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background-color="#333399" fo:padding-left="0.141cm" fo:padding-right="0.141cm" fo:padding-top="0.318cm" fo:padding-bottom="0.106cm" fo:border="0.018cm solid #000000">
        <style:background-image/>
      </style:paragraph-properties>
      <style:text-properties fo:font-variant="small-caps" fo:color="#ccffff" fo:font-size="14pt" fo:language="es" fo:country="AR"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635cm" fo:margin-bottom="0.106cm" fo:keep-with-next="always"/>
      <style:text-properties fo:font-variant="small-caps" fo:font-size="12pt" fo:language="es" fo:country="ES" fo:font-weight="bold" style:font-size-asian="12pt" style:font-weight-asian="bold" style:font-name-complex="Tahoma1"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fo:font-size="12pt" fo:letter-spacing="0.229cm" fo:language="es" fo:country="AR"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left="4.752cm" fo:margin-right="0cm" fo:text-indent="0cm" style:auto-text-indent="false" fo:keep-with-next="always"/>
      <style:text-properties fo:font-size="14pt" fo:language="es" fo:country="ES"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text-align="start"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Standard" style:next-style-name="Standard" style:class="index">
      <style:paragraph-properties fo:margin-top="0cm" fo:margin-bottom="0cm"/>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_20_del_20_documento" style:display-name="Título del documento" style:family="paragraph" style:parent-style-name="Standard">
      <style:text-properties fo:font-variant="small-caps" fo:font-size="18pt" fo:font-weight="bold" style:font-size-asian="18pt" style:font-weight-asian="bold" style:font-size-complex="18pt"/>
    </style:style>
    <style:style style:name="Estilo_20_Título_20_1_20__2b__20_Antes_3a__20__20_0_20_pto" style:display-name="Estilo Título 1 + Antes:  0 pto" style:family="paragraph" style:parent-style-name="Heading_20_1" style:default-outline-level="" style:list-style-name="">
      <style:paragraph-properties fo:margin-top="0cm" fo:margin-bottom="0.106cm"/>
      <style:text-properties style:font-weight-complex="bold"/>
    </style:style>
    <style:style style:name="Lista_20_con_20_viñetas" style:display-name="Lista con viñetas" style:family="paragraph" style:parent-style-name="Standard" style:list-style-name="WW8Num10">
      <style:paragraph-properties fo:margin-left="1cm" fo:margin-right="0cm" fo:margin-top="0cm" fo:margin-bottom="0cm" fo:text-indent="0cm" style:auto-text-indent="false">
        <style:tab-stops>
          <style:tab-stop style:position="0.635cm"/>
        </style:tab-stops>
      </style:paragraph-properties>
    </style:style>
    <style:style style:name="Lista_20_con_20_viñetas_20_2" style:display-name="Lista con viñetas 2" style:family="paragraph" style:parent-style-name="Standard" style:list-style-name="WW8Num8">
      <style:paragraph-properties fo:margin-left="1cm" fo:margin-right="0cm" fo:margin-top="0.6cm" fo:margin-bottom="0.199cm" fo:text-indent="0cm" style:auto-text-indent="false">
        <style:tab-stops>
          <style:tab-stop style:position="1.134cm"/>
        </style:tab-stops>
      </style:paragraph-properties>
      <style:text-properties fo:font-weight="bold" style:font-weight-asian="bold"/>
    </style:style>
    <style:style style:name="Lista_20_con_20_viñetas_20_5" style:display-name="Lista con viñetas 5" style:family="paragraph" style:parent-style-name="Standard" style:list-style-name="WW8Num5">
      <style:paragraph-properties fo:margin-left="1.499cm" fo:margin-right="0cm" fo:margin-top="0cm" fo:margin-bottom="0cm" fo:text-indent="0cm" style:auto-text-indent="false"/>
    </style:style>
    <style:style style:name="Lista_20_con_20_viñetas_20_4" style:display-name="Lista con viñetas 4" style:family="paragraph" style:parent-style-name="Standard" style:list-style-name="WW8Num6">
      <style:paragraph-properties fo:margin-left="0.004cm" fo:margin-right="0cm" fo:margin-top="0cm" fo:margin-bottom="0cm" fo:text-indent="0cm" style:auto-text-indent="false">
        <style:tab-stops>
          <style:tab-stop style:position="2.129cm"/>
        </style:tab-stops>
      </style:paragraph-properties>
    </style:style>
    <style:style style:name="Lista_20_con_20_viñetas_20_3" style:display-name="Lista con viñetas 3" style:family="paragraph" style:parent-style-name="Standard" style:list-style-name="WW8Num16">
      <style:paragraph-properties fo:margin-left="-0.997cm" fo:margin-right="0cm" fo:margin-top="0cm" fo:margin-bottom="0cm" fo:text-indent="0cm" style:auto-text-indent="false">
        <style:tab-stops>
          <style:tab-stop style:position="2.626cm"/>
        </style:tab-stops>
      </style:paragraph-properties>
    </style:style>
    <style:style style:name="Nivel_20_1" style:display-name="Nivel 1" style:family="paragraph" style:parent-style-name="Standard" style:list-style-name="WW8Num18">
      <style:paragraph-properties fo:margin-left="0cm" fo:margin-right="0cm" fo:margin-top="0.801cm" fo:margin-bottom="0.4cm" fo:text-indent="0cm" style:auto-text-indent="false"/>
      <style:text-properties fo:language="es" fo:country="ES" fo:font-weight="bold" style:font-weight-asian="bold" style:font-weight-complex="bold"/>
    </style:style>
    <style:style style:name="Nivel_20_2" style:display-name="Nivel 2" style:family="paragraph" style:parent-style-name="Standard" style:list-style-name="WW8Num18">
      <style:paragraph-properties fo:margin-left="0cm" fo:margin-right="0cm" fo:margin-top="0.6cm" fo:margin-bottom="0.4cm" fo:text-indent="0cm" style:auto-text-indent="false"/>
      <style:text-properties fo:language="es" fo:country="ES" fo:font-weight="bold" style:font-weight-asian="bold" style:font-weight-complex="bold"/>
    </style:style>
    <style:style style:name="Nivel_20_3" style:display-name="Nivel 3" style:family="paragraph" style:parent-style-name="Standard" style:list-style-name="WW8Num18">
      <style:paragraph-properties fo:margin-left="0cm" fo:margin-right="0cm" fo:margin-top="0.4cm" fo:margin-bottom="0.199cm" fo:text-indent="0cm" style:auto-text-indent="false">
        <style:tab-stops>
          <style:tab-stop style:position="2.251cm"/>
        </style:tab-stops>
      </style:paragraph-properties>
      <style:text-properties fo:language="es" fo:country="ES" fo:font-weight="bold" style:font-weight-asian="bold" style:font-weight-complex="bold"/>
    </style:style>
    <style:style style:name="Nivel_20_4" style:display-name="Nivel 4" style:family="paragraph" style:parent-style-name="Standard" style:list-style-name="WW8Num18">
      <style:paragraph-properties fo:margin-left="0cm" fo:margin-right="0cm" fo:text-indent="0cm" style:auto-text-indent="false"/>
      <style:text-properties fo:font-weight="bold" style:font-weight-asian="bold"/>
    </style:style>
    <style:style style:name="Texto_20_de_20_Nivel_20_3" style:display-name="Texto de Nivel 3" style:family="paragraph" style:parent-style-name="Standard">
      <style:paragraph-properties fo:margin-left="2.251cm" fo:margin-right="0cm" fo:text-indent="0cm" style:auto-text-indent="false"/>
    </style:style>
    <style:style style:name="Texto_20_de_20_Nivel_20_1" style:display-name="Texto de Nivel 1" style:family="paragraph" style:parent-style-name="Standard">
      <style:paragraph-properties fo:margin-left="0.6cm" fo:margin-right="0cm" fo:text-indent="0cm" style:auto-text-indent="false"/>
    </style:style>
    <style:style style:name="Texto_20_de_20_Nivel_20_2" style:display-name="Texto de Nivel 2" style:family="paragraph" style:parent-style-name="Standard">
      <style:paragraph-properties fo:margin-left="1.431cm" fo:margin-right="0cm" fo:text-indent="0cm" style:auto-text-indent="false"/>
    </style:style>
    <style:style style:name="Texto_20_de_20_Nivel_20_4" style:display-name="Texto de Nivel 4" style:family="paragraph" style:parent-style-name="Standard">
      <style:paragraph-properties fo:margin-left="3.45cm" fo:margin-right="0cm" fo:text-indent="0cm" style:auto-text-indent="false"/>
    </style:style>
    <style:style style:name="Estilo_20_Título_20_4_20__2b__20_Arial_20_12_20_pt_20_Sin_20_Negrita_20_Izquierda_3a__20__20_0_20_cm" style:display-name="Estilo Título 4 + Arial 12 pt Sin Negrita Izquierda:  0 cm" style:family="paragraph" style:parent-style-name="Heading_20_4" style:default-outline-level="" style:list-style-name="">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2.251cm" fo:margin-right="0cm" fo:margin-top="0cm" fo:margin-bottom="0cm" fo:hyphenation-ladder-count="no-limit" fo:text-indent="-0.25cm" style:auto-text-indent="false"/>
      <style:text-properties style:font-name="Times New Roman" fo:font-size="14pt" fo:letter-spacing="-0.004cm" style:font-size-asian="14pt" fo:hyphenate="false" fo:hyphenation-remain-char-count="2" fo:hyphenation-push-char-count="2"/>
    </style:style>
    <style:style style:name="Título_20_de_20_tabla" style:display-name="Título de tabla" style:family="paragraph" style:parent-style-name="Heading_20_7" style:default-outline-level="" style:list-style-name="">
      <style:paragraph-properties fo:margin-top="0.106cm" fo:margin-bottom="0.106cm"/>
      <style:text-properties style:font-name="Tahoma1" fo:font-size="10pt" fo:font-weight="bold" style:font-size-asian="10pt" style:font-weight-asian="bold"/>
    </style:style>
    <style:style style:name="Text_20_body_20_indent" style:display-name="Text body indent" style:family="paragraph" style:parent-style-name="Text_20_body" style:class="text">
      <style:paragraph-properties fo:margin-left="2cm" fo:margin-right="0cm" fo:margin-top="0.199cm" fo:margin-bottom="0.199cm" fo:text-indent="0cm" style:auto-text-indent="false"/>
    </style:style>
    <style:style style:name="Nivel_20_1_20_Texto" style:display-name="Nivel 1 Texto" style:family="paragraph" style:parent-style-name="Nivel_20_1" style:list-style-name="">
      <style:text-properties fo:font-weight="normal" style:font-weight-asian="normal" style:font-weight-complex="normal"/>
    </style:style>
    <style:style style:name="Nivel_20_2_20_Texto" style:display-name="Nivel 2 Texto" style:family="paragraph" style:parent-style-name="Nivel_20_2" style:list-style-name="">
      <style:paragraph-properties fo:margin-left="1.401cm" fo:margin-right="0cm" fo:margin-top="0cm" fo:margin-bottom="0.4cm" fo:text-indent="0cm" style:auto-text-indent="false"/>
      <style:text-properties fo:font-weight="normal"/>
    </style:style>
    <style:style style:name="Lista_20_con_20_viñetas_20_2.1" style:display-name="Lista con viñetas 2.1" style:family="paragraph" style:parent-style-name="Lista_20_con_20_viñetas_20_2">
      <style:paragraph-properties fo:margin-top="0.4cm" fo:margin-bottom="0.199cm"/>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Wingdings"/>
    </style:style>
    <style:style style:name="WW8Num6z0" style:family="text">
      <style:text-properties style:font-name="Symbol"/>
    </style:style>
    <style:style style:name="WW8Num7z0" style:family="text">
      <style:text-properties style:font-name="Wingdings"/>
    </style:style>
    <style:style style:name="WW8Num8z0" style:family="text">
      <style:text-properties style:font-name="Wingdings"/>
    </style:style>
    <style:style style:name="WW8Num10z0" style:family="text">
      <style:text-properties style:font-name="Wingdings"/>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fo:font-style="normal" fo:font-weight="bold" style:font-style-asian="normal" style:font-weight-asian="bold"/>
    </style:style>
    <style:style style:name="Fuente_20_de_20_párrafo_20_predeter." style:display-name="Fuente de párrafo predeter." style:family="text"/>
    <style:style style:name="Comentario_20_a_20_eliminar" style:display-name="Comentario a eliminar" style:family="text" style:parent-style-name="Fuente_20_de_20_párrafo_20_predeter.">
      <style:text-properties fo:color="#0000ff" fo:font-style="italic" style:font-style-asian="italic" style:font-style-complex="italic"/>
    </style:style>
    <style:style style:name="Lista_20_con_20_viñetas_20_2_20_Car" style:display-name="Lista con viñetas 2 Car" style:family="text" style:parent-style-name="Fuente_20_de_20_párrafo_20_predeter.">
      <style:text-properties style:font-name="Tahoma1" fo:language="es" fo:country="ES" fo:font-weight="bold"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0.254cm" text:min-label-width="0.635cm"/>
        <style:text-properties style:font-name="Courier New1"/>
      </text:list-level-style-bullet>
      <text:list-level-style-bullet text:level="3" text:style-name="WW8Num13z0" style:num-suffix="." text:bullet-char="">
        <style:list-level-properties text:space-before="1.016cm" text:min-label-width="0.635cm"/>
        <style:text-properties style:font-name="Wingdings"/>
      </text:list-level-style-bullet>
      <text:list-level-style-bullet text:level="4" text:style-name="WW8Num13z3" style:num-suffix="." text:bullet-char="">
        <style:list-level-properties text:space-before="2.286cm" text:min-label-width="0.635cm"/>
        <style:text-properties style:font-name="Symbol"/>
      </text:list-level-style-bullet>
      <text:list-level-style-bullet text:level="5" text:style-name="WW8Num13z1" style:num-suffix="." text:bullet-char="o">
        <style:list-level-properties text:space-before="3.556cm" text:min-label-width="0.635cm"/>
        <style:text-properties style:font-name="Courier New1"/>
      </text:list-level-style-bullet>
      <text:list-level-style-bullet text:level="6" text:style-name="WW8Num13z0" style:num-suffix="." text:bullet-char="">
        <style:list-level-properties text:space-before="4.826cm" text:min-label-width="0.635cm"/>
        <style:text-properties style:font-name="Wingdings"/>
      </text:list-level-style-bullet>
      <text:list-level-style-bullet text:level="7" text:style-name="WW8Num13z3" style:num-suffix="." text:bullet-char="">
        <style:list-level-properties text:space-before="6.096cm" text:min-label-width="0.635cm"/>
        <style:text-properties style:font-name="Symbol"/>
      </text:list-level-style-bullet>
      <text:list-level-style-bullet text:level="8" text:style-name="WW8Num13z1" style:num-suffix="." text:bullet-char="o">
        <style:list-level-properties text:space-before="7.366cm" text:min-label-width="0.635cm"/>
        <style:text-properties style:font-name="Courier New1"/>
      </text:list-level-style-bullet>
      <text:list-level-style-bullet text:level="9" text:style-name="WW8Num13z0" style:num-suffix="." text:bullet-char="">
        <style:list-level-properties text:space-before="8.6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49cm" text:min-label-width="0.6cm"/>
        <style:text-properties style:font-name="Wingdings"/>
      </text:list-level-style-bullet>
      <text:list-level-style-bullet text:level="2" text:style-name="WW8Num14z1" style:num-suffix="." text:bullet-char="o">
        <style:list-level-properties text:space-before="3.154cm" text:min-label-width="0.635cm"/>
        <style:text-properties style:font-name="Courier New1"/>
      </text:list-level-style-bullet>
      <text:list-level-style-bullet text:level="3" text:style-name="WW8Num14z0" style:num-suffix="." text:bullet-char="">
        <style:list-level-properties text:space-before="4.424cm" text:min-label-width="0.635cm"/>
        <style:text-properties style:font-name="Wingdings"/>
      </text:list-level-style-bullet>
      <text:list-level-style-bullet text:level="4" text:style-name="WW8Num14z3" style:num-suffix="." text:bullet-char="">
        <style:list-level-properties text:space-before="5.694cm" text:min-label-width="0.635cm"/>
        <style:text-properties style:font-name="Symbol"/>
      </text:list-level-style-bullet>
      <text:list-level-style-bullet text:level="5" text:style-name="WW8Num14z1" style:num-suffix="." text:bullet-char="o">
        <style:list-level-properties text:space-before="6.964cm" text:min-label-width="0.635cm"/>
        <style:text-properties style:font-name="Courier New1"/>
      </text:list-level-style-bullet>
      <text:list-level-style-bullet text:level="6" text:style-name="WW8Num14z0" style:num-suffix="." text:bullet-char="">
        <style:list-level-properties text:space-before="8.234cm" text:min-label-width="0.635cm"/>
        <style:text-properties style:font-name="Wingdings"/>
      </text:list-level-style-bullet>
      <text:list-level-style-bullet text:level="7" text:style-name="WW8Num14z3" style:num-suffix="." text:bullet-char="">
        <style:list-level-properties text:space-before="9.504cm" text:min-label-width="0.635cm"/>
        <style:text-properties style:font-name="Symbol"/>
      </text:list-level-style-bullet>
      <text:list-level-style-bullet text:level="8" text:style-name="WW8Num14z1" style:num-suffix="." text:bullet-char="o">
        <style:list-level-properties text:space-before="10.774cm" text:min-label-width="0.635cm"/>
        <style:text-properties style:font-name="Courier New1"/>
      </text:list-level-style-bullet>
      <text:list-level-style-bullet text:level="9" text:style-name="WW8Num14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bullet text:level="2" text:style-name="WW8Num15z1" style:num-suffix="." text:bullet-char="o">
        <style:list-level-properties text:space-before="3.154cm" text:min-label-width="0.635cm"/>
        <style:text-properties style:font-name="Courier New1"/>
      </text:list-level-style-bullet>
      <text:list-level-style-bullet text:level="3" text:style-name="WW8Num15z0" style:num-suffix="." text:bullet-char="">
        <style:list-level-properties text:space-before="4.424cm" text:min-label-width="0.635cm"/>
        <style:text-properties style:font-name="Wingdings"/>
      </text:list-level-style-bullet>
      <text:list-level-style-bullet text:level="4" text:style-name="WW8Num15z3"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style:font-name="Courier New1"/>
      </text:list-level-style-bullet>
      <text:list-level-style-bullet text:level="6" text:style-name="WW8Num15z0" style:num-suffix="." text:bullet-char="">
        <style:list-level-properties text:space-before="8.234cm" text:min-label-width="0.635cm"/>
        <style:text-properties style:font-name="Wingdings"/>
      </text:list-level-style-bullet>
      <text:list-level-style-bullet text:level="7" text:style-name="WW8Num15z3"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style:font-name="Courier New1"/>
      </text:list-level-style-bullet>
      <text:list-level-style-bullet text:level="9" text:style-name="WW8Num15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97cm" text:min-label-width="0.635cm"/>
        <style:text-properties style:font-name="Wingdings"/>
      </text:list-level-style-bullet>
      <text:list-level-style-bullet text:level="2" text:style-name="WW8Num16z1" style:num-suffix="." text:bullet-char="o">
        <style:list-level-properties text:space-before="2.903cm" text:min-label-width="0.635cm"/>
        <style:text-properties style:font-name="Courier New1"/>
      </text:list-level-style-bullet>
      <text:list-level-style-bullet text:level="3" text:style-name="WW8Num16z0" style:num-suffix="." text:bullet-char="">
        <style:list-level-properties text:space-before="4.173cm" text:min-label-width="0.635cm"/>
        <style:text-properties style:font-name="Wingdings"/>
      </text:list-level-style-bullet>
      <text:list-level-style-bullet text:level="4" text:style-name="WW8Num16z3" style:num-suffix="." text:bullet-char="">
        <style:list-level-properties text:space-before="5.443cm" text:min-label-width="0.635cm"/>
        <style:text-properties style:font-name="Symbol"/>
      </text:list-level-style-bullet>
      <text:list-level-style-bullet text:level="5" text:style-name="WW8Num16z1" style:num-suffix="." text:bullet-char="o">
        <style:list-level-properties text:space-before="6.713cm" text:min-label-width="0.635cm"/>
        <style:text-properties style:font-name="Courier New1"/>
      </text:list-level-style-bullet>
      <text:list-level-style-bullet text:level="6" text:style-name="WW8Num16z0" style:num-suffix="." text:bullet-char="">
        <style:list-level-properties text:space-before="7.983cm" text:min-label-width="0.635cm"/>
        <style:text-properties style:font-name="Wingdings"/>
      </text:list-level-style-bullet>
      <text:list-level-style-bullet text:level="7" text:style-name="WW8Num16z3" style:num-suffix="." text:bullet-char="">
        <style:list-level-properties text:space-before="9.253cm" text:min-label-width="0.635cm"/>
        <style:text-properties style:font-name="Symbol"/>
      </text:list-level-style-bullet>
      <text:list-level-style-bullet text:level="8" text:style-name="WW8Num16z1" style:num-suffix="." text:bullet-char="o">
        <style:list-level-properties text:space-before="10.523cm" text:min-label-width="0.635cm"/>
        <style:text-properties style:font-name="Courier New1"/>
      </text:list-level-style-bullet>
      <text:list-level-style-bullet text:level="9" text:style-name="WW8Num16z0" style:num-suffix="." text:bullet-char="">
        <style:list-level-properties text:space-before="11.7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399cm" text:min-label-width="0.635cm"/>
        <style:text-properties style:font-name="Wingdings"/>
      </text:list-level-style-bullet>
      <text:list-level-style-bullet text:level="2" text:style-name="WW8Num17z1" style:num-suffix="." text:bullet-char="o">
        <style:list-level-properties text:space-before="3.669cm" text:min-label-width="0.635cm"/>
        <style:text-properties style:font-name="Courier New1"/>
      </text:list-level-style-bullet>
      <text:list-level-style-bullet text:level="3" text:style-name="WW8Num17z0" style:num-suffix="." text:bullet-char="">
        <style:list-level-properties text:space-before="4.939cm" text:min-label-width="0.635cm"/>
        <style:text-properties style:font-name="Wingdings"/>
      </text:list-level-style-bullet>
      <text:list-level-style-bullet text:level="4" text:style-name="WW8Num17z3" style:num-suffix="." text:bullet-char="">
        <style:list-level-properties text:space-before="6.209cm" text:min-label-width="0.635cm"/>
        <style:text-properties style:font-name="Symbol"/>
      </text:list-level-style-bullet>
      <text:list-level-style-bullet text:level="5" text:style-name="WW8Num17z1" style:num-suffix="." text:bullet-char="o">
        <style:list-level-properties text:space-before="7.479cm" text:min-label-width="0.635cm"/>
        <style:text-properties style:font-name="Courier New1"/>
      </text:list-level-style-bullet>
      <text:list-level-style-bullet text:level="6" text:style-name="WW8Num17z0" style:num-suffix="." text:bullet-char="">
        <style:list-level-properties text:space-before="8.749cm" text:min-label-width="0.635cm"/>
        <style:text-properties style:font-name="Wingdings"/>
      </text:list-level-style-bullet>
      <text:list-level-style-bullet text:level="7" text:style-name="WW8Num17z3" style:num-suffix="." text:bullet-char="">
        <style:list-level-properties text:space-before="10.019cm" text:min-label-width="0.635cm"/>
        <style:text-properties style:font-name="Symbol"/>
      </text:list-level-style-bullet>
      <text:list-level-style-bullet text:level="8" text:style-name="WW8Num17z1" style:num-suffix="." text:bullet-char="o">
        <style:list-level-properties text:space-before="11.289cm" text:min-label-width="0.635cm"/>
        <style:text-properties style:font-name="Courier New1"/>
      </text:list-level-style-bullet>
      <text:list-level-style-bullet text:level="9" text:style-name="WW8Num17z0" style:num-suffix="." text:bullet-char="">
        <style:list-level-properties text:space-before="12.5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min-label-distance="0.3cm"/>
      </text:list-level-style-number>
      <text:list-level-style-number text:level="2" style:num-suffix="." style:num-format="1" text:display-levels="2">
        <style:list-level-properties text:space-before="0.635cm" text:min-label-distance="0.3cm"/>
      </text:list-level-style-number>
      <text:list-level-style-number text:level="3" style:num-suffix="." style:num-format="1" text:display-levels="3">
        <style:list-level-properties text:space-before="1.27cm" text:min-label-distance="0.3cm"/>
      </text:list-level-style-number>
      <text:list-level-style-number text:level="4" style:num-suffix="." style:num-format="1" text:display-levels="4">
        <style:list-level-properties text:space-before="1.905cm" text:min-label-distance="0.3cm"/>
      </text:list-level-style-number>
      <text:list-level-style-number text:level="5" style:num-suffix="." style:num-format="1" text:display-levels="5">
        <style:list-level-properties text:space-before="2.54cm" text:min-label-distance="0.3cm"/>
      </text:list-level-style-number>
      <text:list-level-style-number text:level="6" style:num-suffix="." style:num-format="1" text:display-levels="6">
        <style:list-level-properties text:space-before="3.175cm" text:min-label-distance="0.3cm"/>
      </text:list-level-style-number>
      <text:list-level-style-number text:level="7" style:num-suffix="." style:num-format="1" text:display-levels="7">
        <style:list-level-properties text:space-before="3.81cm" text:min-label-distance="0.3cm"/>
      </text:list-level-style-number>
      <text:list-level-style-number text:level="8" style:num-suffix="." style:num-format="1" text:display-levels="8">
        <style:list-level-properties text:space-before="4.445cm" text:min-label-distance="0.3cm"/>
      </text:list-level-style-number>
      <text:list-level-style-number text:level="9" style:num-suffix="." style:num-format="1" text:display-levels="9">
        <style:list-level-properties text:space-before="5.08cm" text:min-label-distance="0.3cm"/>
      </text:list-level-style-number>
      <text:list-level-style-number text:level="10" style:num-suffix="." style:num-format="1">
        <style:list-level-properties text:space-before="6.35cm"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8.856cm" table:align="margins" style:writing-mode="lr-tb"/>
    </style:style>
    <style:style style:name="Tabla7.A" style:family="table-column">
      <style:table-column-properties style:column-width="9.419cm" style:rel-column-width="32736*"/>
    </style:style>
    <style:style style:name="Tabla7.B" style:family="table-column">
      <style:table-column-properties style:column-width="5.457cm" style:rel-column-width="18967*"/>
    </style:style>
    <style:style style:name="Tabla7.C" style:family="table-column">
      <style:table-column-properties style:column-width="3.979cm" style:rel-column-width="13832*"/>
    </style:style>
    <style:style style:name="Tabla7.1" style:family="table-row">
      <style:table-row-properties style:keep-together="false" fo:keep-together="always"/>
    </style:style>
    <style:style style:name="Tabla7.A1" style:family="table-cell">
      <style:table-cell-properties style:vertical-align="top" fo:background-color="#8c8c8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23cm" fo:padding-right="0.123cm" fo:padding-top="0cm" fo:padding-bottom="0cm" fo:border="0.018cm solid #000000" style:writing-mode="lr-tb"/>
    </style:style>
    <style:style style:name="Tabla7.2" style:family="table-row">
      <style:table-row-properties style:keep-together="true" fo:keep-together="auto"/>
    </style:style>
    <style:style style:name="Tabla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MP2" style:family="paragraph" style:parent-style-name="Standard">
      <style:paragraph-properties fo:margin-left="0cm" fo:margin-right="0.635cm" fo:text-indent="0cm" style:auto-text-indent="false"/>
    </style:style>
    <style:style style:name="MP3" style:family="paragraph" style:parent-style-name="Heading_20_3">
      <style:paragraph-properties style:snap-to-layout-grid="false"/>
      <style:text-properties fo:language="en" fo:country="GB"/>
    </style:style>
    <style:style style:name="MP4" style:family="paragraph" style:parent-style-name="Standard">
      <style:paragraph-properties fo:text-align="center" style:justify-single-word="false" style:snap-to-layout-grid="false"/>
      <style:text-properties fo:font-weight="bold" style:font-weight-asian="bold" style:font-name-complex="Tahoma1"/>
    </style:style>
    <style:style style:name="MP5"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MP6" style:family="paragraph" style:parent-style-name="Standard">
      <style:paragraph-properties fo:text-align="center" style:justify-single-word="false" style:snap-to-layout-grid="false"/>
    </style:style>
    <style:style style:name="MT1" style:family="text">
      <style:text-properties fo:color="#ffff99" style:font-name="Forte" fo:font-size="16pt" fo:background-color="#0000ff" style:font-size-asian="16pt" style:font-size-complex="16pt"/>
    </style:style>
    <style:style style:name="MT2" style:family="text">
      <style:text-properties fo:color="#ffffff" style:font-name="Forte" fo:font-size="16pt" fo:background-color="#000080" style:font-size-asian="16pt" style:font-size-complex="16pt"/>
    </style:style>
    <style:style style:name="MT3" style:family="text">
      <style:text-properties fo:font-size="8pt" style:font-size-asian="8pt" style:font-name-complex="Tahoma1"/>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0.501cm" fo:margin-bottom="1cm" fo:margin-left="1.501cm" fo:margin-right="1.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2.251cm" fo:margin-bottom="2.251cm" fo:margin-left="1.501cm" fo:margin-right="1.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eb-</text:span><text:span text:style-name="MT2">DB</text:span></text:p>
        <text:p text:style-name="Standard"/>
      </style:header>
      <style:footer>
        <text:p text:style-name="MP2"><draw:frame draw:style-name="Mfr1" draw:name="Marco1" text:anchor-type="paragraph" svg:y="0.002cm" fo:min-width="0.041cm" draw:z-index="3"><draw:text-box fo:min-height="0.37cm"><text:p text:style-name="Standard"/></draw:text-box></draw:frame><draw:frame draw:style-name="Mfr2" draw:name="Marco2" text:anchor-type="paragraph" svg:y="0.002cm" svg:width="18.856cm" draw:z-index="13"><draw:text-box fo:min-height="0.37cm"><table:table table:name="Tabla7" table:style-name="Tabla7"><table:table-column table:style-name="Tabla7.A"/><table:table-column table:style-name="Tabla7.B"/><table:table-column table:style-name="Tabla7.C"/><table:table-row table:style-name="Tabla7.1"><table:table-cell table:style-name="Tabla7.A1" office:value-type="string"><text:h text:style-name="MP3" text:outline-level="3">CONFIDENCIAL</text:h></table:table-cell><table:table-cell table:style-name="Tabla7.B1" table:number-columns-spanned="2" office:value-type="string"><text:p text:style-name="MP4">Propuesta de Solución – Sistema de Gestión para el COI</text:p></table:table-cell><table:covered-table-cell/></table:table-row><table:table-row table:style-name="Tabla7.2"><table:table-cell table:style-name="Tabla7.A2" table:number-columns-spanned="2" office:value-type="string"><text:p text:style-name="MP5">Web-DB</text:p></table:table-cell><table:covered-table-cell/><table:table-cell table:style-name="Tabla7.C2" office:value-type="string"><text:p text:style-name="MP6"><text:span text:style-name="MT3">Página </text:span><text:span text:style-name="MT3"><text:page-number text:select-page="current">11</text:page-number></text:span><text:span text:style-name="MT3"> de </text:span><text:span text:style-name="MT3"><text:page-count style:num-format="1">11</text:page-count></text:span></text:p></table:table-cell></table:table-row></table:table></draw:text-box></draw:frame></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ÍTULO DEL DOCUMENTO</dc:title>
    <meta:initial-creator>Demian Barry</meta:initial-creator>
    <meta:creation-date>2006-12-14T18:06:00</meta:creation-date>
    <dc:creator>Juan Manuel Cortez</dc:creator>
    <dc:date>2010-02-16T00:33:06.14</dc:date>
    <dc:language>es-ES</dc:language>
    <meta:editing-cycles>29</meta:editing-cycles>
    <meta:editing-duration>PT06H27M28S</meta:editing-duration>
    <meta:document-statistic meta:table-count="7" meta:image-count="2" meta:object-count="0" meta:page-count="11" meta:paragraph-count="182" meta:word-count="2714" meta:character-count="17969"/>
    <meta:user-defined meta:name="Info 1"/>
    <meta:user-defined meta:name="Info 2"/>
    <meta:user-defined meta:name="Info 3"/>
    <meta:user-defined meta:name="Info 4"/>
  </office:meta>
</office:document-meta>
</file>